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dddddd" draw:marker-end="Arrowheads_20_1" draw:marker-end-width="0.3cm" draw:fill="none" draw:textarea-vertical-align="middle"/>
    </style:style>
    <style:style style:name="gr5" style:family="graphic" style:parent-style-name="objectwithoutfill">
      <style:graphic-properties svg:stroke-color="#dddddd"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cccccc" draw:marker-end="Arrowheads_20_1" draw:marker-end-width="0.3cm" draw:fill="none" draw:textarea-vertical-align="middle"/>
    </style:style>
    <style:style style:name="gr9" style:family="graphic" style:parent-style-name="objectwithoutfill">
      <style:graphic-properties svg:stroke-color="#cccccc" draw:marker-end="Arrowheads_20_1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paragraph-properties fo:text-align="center"/>
      <style:text-properties fo:color="#eeeeee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color="#ffffff"/>
    </style:style>
    <style:style style:name="T2" style:family="text">
      <style:text-properties fo:color="#000000"/>
    </style:style>
    <style:style style:name="T3" style:family="text">
      <style:text-properties fo:color="#eeeeee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6cm" svg:height="0.6cm" svg:x="1.83cm" svg:y="3.2cm">
          <text:p text:style-name="P1">0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xml:id="id2" draw:id="id2" draw:layer="layout" svg:width="0.6cm" svg:height="0.6cm" svg:x="3.93cm" svg:y="1.4cm">
          <text:p text:style-name="P1">1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xml:id="id3" draw:id="id3" draw:layer="layout" svg:width="0.6cm" svg:height="0.6cm" svg:x="3.93cm" svg:y="3.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6cm" svg:height="0.6cm" svg:x="3.93cm" svg:y="5.3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43cm" svg:y1="3.5cm" svg:x2="3.93cm" svg:y2="1.7cm" draw:start-shape="id1" draw:start-glue-point="10" draw:end-shape="id2" draw:end-glue-point="6" svg:d="M2430 3500c1125 0 375-1800 1500-1800" svg:viewBox="0 0 1501 1801">
          <text:p text:style-name="P2"/>
        </draw:connector>
        <draw:connector draw:style-name="gr2" draw:text-style-name="P2" draw:layer="layout" draw:type="curve" svg:x1="2.43cm" svg:y1="3.5cm" svg:x2="3.93cm" svg:y2="3.7cm" draw:start-shape="id1" draw:start-glue-point="10" draw:end-shape="id3" draw:end-glue-point="6" svg:d="M2430 3500c1125 0 375 200 1500 200" svg:viewBox="0 0 1501 201">
          <text:p text:style-name="P1"/>
        </draw:connector>
        <draw:connector draw:style-name="gr2" draw:text-style-name="P2" draw:layer="layout" draw:type="curve" svg:x1="2.43cm" svg:y1="3.5cm" svg:x2="3.93cm" svg:y2="5.6cm" draw:start-shape="id1" draw:start-glue-point="10" draw:end-shape="id4" draw:end-glue-point="6" svg:d="M2430 3500c1125 0 375 2100 1500 2100" svg:viewBox="0 0 1501 2101">
          <text:p text:style-name="P1"/>
        </draw:connector>
        <draw:custom-shape draw:style-name="gr3" draw:text-style-name="P3" xml:id="id5" draw:id="id5" draw:layer="layout" svg:width="0.6cm" svg:height="0.6cm" svg:x="6.457cm" svg:y="1.4cm">
          <text:p text:style-name="P3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4.53cm" svg:y1="1.7cm" svg:x2="6.457cm" svg:y2="1.7cm" draw:start-shape="id2" draw:start-glue-point="10" draw:end-shape="id5" draw:end-glue-point="6" svg:d="M4530 1700h1927" svg:viewBox="0 0 1928 1">
          <text:p text:style-name="P1"/>
        </draw:connector>
        <draw:connector draw:style-name="gr4" draw:text-style-name="P2" draw:layer="layout" draw:type="curve" svg:x1="4.53cm" svg:y1="3.7cm" svg:x2="6.545cm" svg:y2="1.912cm" draw:start-shape="id3" draw:start-glue-point="10" draw:end-shape="id5" draw:end-glue-point="7" svg:d="M4530 3700c1446 0 439-1788 2015-1788" svg:viewBox="0 0 2016 1789">
          <text:p text:style-name="P1"/>
        </draw:connector>
        <draw:connector draw:style-name="gr5" draw:text-style-name="P1" draw:layer="layout" draw:type="curve" svg:x1="6.545cm" svg:y1="1.912cm" svg:x2="4.442cm" svg:y2="5.388cm" draw:start-shape="id5" draw:start-glue-point="7" draw:end-shape="id4" draw:end-glue-point="11" svg:d="M6545 1912c0 2607-2103 869-2103 3476" svg:viewBox="0 0 2104 3477">
          <text:p/>
        </draw:connector>
        <draw:custom-shape draw:style-name="gr3" draw:text-style-name="P3" xml:id="id6" draw:id="id6" draw:layer="layout" svg:width="0.6cm" svg:height="0.6cm" svg:x="6.457cm" svg:y="3.4cm">
          <text:p text:style-name="P3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4.53cm" svg:y1="1.7cm" svg:x2="6.545cm" svg:y2="3.488cm" draw:start-shape="id2" draw:start-glue-point="10" draw:end-shape="id6" draw:end-glue-point="5" svg:d="M4530 1700c1446 0 439 1788 2015 1788" svg:viewBox="0 0 2016 1789">
          <text:p/>
        </draw:connector>
        <draw:connector draw:style-name="gr5" draw:text-style-name="P1" draw:layer="layout" draw:type="curve" svg:x1="4.53cm" svg:y1="3.7cm" svg:x2="6.457cm" svg:y2="3.7cm" draw:start-shape="id3" draw:start-glue-point="10" draw:end-shape="id6" draw:end-glue-point="6" svg:d="M4530 3700h1927" svg:viewBox="0 0 1928 1">
          <text:p/>
        </draw:connector>
        <draw:connector draw:style-name="gr5" draw:text-style-name="P1" draw:layer="layout" draw:type="curve" svg:x1="4.53cm" svg:y1="5.6cm" svg:x2="6.545cm" svg:y2="3.912cm" draw:start-shape="id4" draw:start-glue-point="10" draw:end-shape="id6" draw:end-glue-point="7" svg:d="M4530 5600c1446 0 439-1688 2015-1688" svg:viewBox="0 0 2016 1689">
          <text:p/>
        </draw:connector>
        <draw:custom-shape draw:style-name="gr3" draw:text-style-name="P3" xml:id="id7" draw:id="id7" draw:layer="layout" svg:width="0.6cm" svg:height="0.6cm" svg:x="6.457cm" svg:y="5.3cm">
          <text:p text:style-name="P3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4.53cm" svg:y1="1.7cm" svg:x2="6.545cm" svg:y2="5.388cm" draw:start-shape="id2" draw:start-glue-point="10" draw:end-shape="id7" draw:end-glue-point="5" svg:d="M4530 1700c1446 0 439 3688 2015 3688" svg:viewBox="0 0 2016 3689">
          <text:p/>
        </draw:connector>
        <draw:connector draw:style-name="gr5" draw:text-style-name="P1" draw:layer="layout" draw:type="curve" svg:x1="4.53cm" svg:y1="5.6cm" svg:x2="6.457cm" svg:y2="5.6cm" draw:start-shape="id4" draw:start-glue-point="10" draw:end-shape="id7" draw:end-glue-point="6" svg:d="M4530 5600h1927" svg:viewBox="0 0 1928 1">
          <text:p/>
        </draw:connector>
        <draw:custom-shape draw:style-name="gr3" draw:text-style-name="P3" xml:id="id8" draw:id="id8" draw:layer="layout" svg:width="0.6cm" svg:height="0.6cm" svg:x="8.257cm" svg:y="1.4cm">
          <text:p text:style-name="P3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9" draw:id="id9" draw:layer="layout" svg:width="0.6cm" svg:height="0.6cm" svg:x="8.257cm" svg:y="3.4cm">
          <text:p text:style-name="P3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7.057cm" svg:y1="1.7cm" svg:x2="8.257cm" svg:y2="1.7cm" draw:start-shape="id5" draw:start-glue-point="10" draw:end-shape="id8" draw:end-glue-point="6" svg:d="M7057 1700h1200" svg:viewBox="0 0 1201 1">
          <text:p/>
        </draw:connector>
        <draw:connector draw:style-name="gr5" draw:text-style-name="P1" draw:layer="layout" draw:type="curve" svg:x1="7.057cm" svg:y1="3.7cm" svg:x2="8.345cm" svg:y2="1.912cm" draw:start-shape="id6" draw:start-glue-point="10" draw:end-shape="id8" draw:end-glue-point="7" svg:d="M7057 3700c900 0 256-1788 1288-1788" svg:viewBox="0 0 1289 1789">
          <text:p/>
        </draw:connector>
        <draw:connector draw:style-name="gr5" draw:text-style-name="P1" draw:layer="layout" draw:type="curve" svg:x1="7.057cm" svg:y1="3.7cm" svg:x2="8.257cm" svg:y2="3.7cm" draw:start-shape="id6" draw:start-glue-point="10" draw:end-shape="id9" draw:end-glue-point="6" svg:d="M7057 3700h1200" svg:viewBox="0 0 1201 1">
          <text:p/>
        </draw:connector>
        <draw:connector draw:style-name="gr5" draw:text-style-name="P1" draw:layer="layout" draw:type="curve" svg:x1="8.857cm" svg:y1="3.7cm" svg:x2="8.769cm" svg:y2="1.912cm" draw:start-shape="id9" draw:start-glue-point="10" draw:end-shape="id8" draw:end-glue-point="9" svg:d="M8857 3700c751 0 795-1788-88-1788" svg:viewBox="0 0 658 1789">
          <text:p/>
        </draw:connector>
        <draw:connector draw:style-name="gr5" draw:text-style-name="P1" draw:layer="layout" draw:type="curve" svg:x1="7.057cm" svg:y1="5.6cm" svg:x2="8.769cm" svg:y2="1.488cm" draw:start-shape="id7" draw:start-glue-point="10" draw:end-shape="id8" draw:end-glue-point="11" svg:d="M7057 5600c3451 0 2595-4112 1712-4112" svg:viewBox="0 0 2499 4113">
          <text:p/>
        </draw:connector>
        <draw:connector draw:style-name="gr5" draw:text-style-name="P1" draw:layer="layout" draw:type="curve" svg:x1="8.857cm" svg:y1="1.7cm" svg:x2="9.963cm" svg:y2="1.687cm" draw:start-shape="id8" draw:start-glue-point="10" svg:d="M8857 1700c1206 0 653-13 1106-13" svg:viewBox="0 0 1107 14">
          <text:p/>
        </draw:connector>
        <draw:connector draw:style-name="gr6" draw:text-style-name="P1" draw:layer="layout" draw:type="curve" svg:x1="1cm" svg:y1="3.489cm" svg:x2="1.83cm" svg:y2="3.5cm" draw:end-shape="id1" draw:end-glue-point="6" svg:d="M1000 3489c247 0-167 11 830 11" svg:viewBox="0 0 831 12">
          <text:p/>
        </draw:connector>
        <draw:connector draw:style-name="gr5" draw:text-style-name="P1" draw:layer="layout" draw:type="curve" svg:x1="7.057cm" svg:y1="3.7cm" svg:x2="6.969cm" svg:y2="5.388cm" draw:start-shape="id6" draw:start-glue-point="10" draw:end-shape="id7" draw:end-glue-point="11" svg:d="M7057 3700c751 0 795 1688-88 1688" svg:viewBox="0 0 658 1689">
          <text:p/>
        </draw:connector>
        <draw:custom-shape draw:style-name="gr7" draw:text-style-name="P4" xml:id="id10" draw:id="id10" draw:layer="layout" svg:width="0.6cm" svg:height="0.6cm" svg:x="11.63cm" svg:y="3.3cm">
          <text:p text:style-name="P4"><text:span text:style-name="T2">0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xml:id="id11" draw:id="id11" draw:layer="layout" svg:width="0.6cm" svg:height="0.6cm" svg:x="13.73cm" svg:y="1.5cm">
          <text:p text:style-name="P1">1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5" xml:id="id12" draw:id="id12" draw:layer="layout" svg:width="0.6cm" svg:height="0.6cm" svg:x="13.73cm" svg:y="3.5cm">
          <text:p text:style-name="P5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3" draw:id="id13" draw:layer="layout" svg:width="0.6cm" svg:height="0.6cm" svg:x="13.73cm" svg:y="5.4cm">
          <text:p text:style-name="P5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2.23cm" svg:y1="3.6cm" svg:x2="13.73cm" svg:y2="1.8cm" draw:start-shape="id10" draw:start-glue-point="10" draw:end-shape="id11" draw:end-glue-point="6" svg:d="M12230 3600c1125 0 375-1800 1500-1800" svg:viewBox="0 0 1501 1801">
          <text:p/>
        </draw:connector>
        <draw:connector draw:style-name="gr8" draw:text-style-name="P2" draw:layer="layout" draw:type="curve" svg:x1="12.23cm" svg:y1="3.6cm" svg:x2="13.73cm" svg:y2="3.8cm" draw:start-shape="id10" draw:start-glue-point="10" draw:end-shape="id12" draw:end-glue-point="6" svg:d="M12230 3600c1125 0 375 200 1500 200" svg:viewBox="0 0 1501 201">
          <text:p/>
        </draw:connector>
        <draw:connector draw:style-name="gr8" draw:text-style-name="P2" draw:layer="layout" draw:type="curve" svg:x1="12.23cm" svg:y1="3.6cm" svg:x2="13.73cm" svg:y2="5.7cm" draw:start-shape="id10" draw:start-glue-point="10" draw:end-shape="id13" draw:end-glue-point="6" svg:d="M12230 3600c1125 0 375 2100 1500 2100" svg:viewBox="0 0 1501 2101">
          <text:p/>
        </draw:connector>
        <draw:custom-shape draw:style-name="gr1" draw:text-style-name="P1" xml:id="id14" draw:id="id14" draw:layer="layout" svg:width="0.6cm" svg:height="0.6cm" svg:x="16.257cm" svg:y="1.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4.33cm" svg:y1="1.8cm" svg:x2="16.257cm" svg:y2="1.8cm" draw:start-shape="id11" draw:start-glue-point="10" draw:end-shape="id14" draw:end-glue-point="6" svg:d="M14330 1800h1927" svg:viewBox="0 0 1928 1">
          <text:p/>
        </draw:connector>
        <draw:connector draw:style-name="gr8" draw:text-style-name="P2" draw:layer="layout" draw:type="curve" svg:x1="14.33cm" svg:y1="3.8cm" svg:x2="16.345cm" svg:y2="2.012cm" draw:start-shape="id12" draw:start-glue-point="10" draw:end-shape="id14" draw:end-glue-point="7" svg:d="M14330 3800c1446 0 439-1788 2015-1788" svg:viewBox="0 0 2016 1789">
          <text:p/>
        </draw:connector>
        <draw:connector draw:style-name="gr9" draw:text-style-name="P1" draw:layer="layout" draw:type="curve" svg:x1="16.345cm" svg:y1="2.012cm" svg:x2="14.242cm" svg:y2="5.488cm" draw:start-shape="id14" draw:start-glue-point="7" draw:end-shape="id13" draw:end-glue-point="11" svg:d="M16345 2012c0 2607-2103 869-2103 3476" svg:viewBox="0 0 2104 3477">
          <text:p/>
        </draw:connector>
        <draw:custom-shape draw:style-name="gr1" draw:text-style-name="P1" xml:id="id15" draw:id="id15" draw:layer="layout" svg:width="0.6cm" svg:height="0.6cm" svg:x="16.257cm" svg:y="3.5cm">
          <text:p text:style-name="P1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1" draw:layer="layout" draw:type="curve" svg:x1="14.33cm" svg:y1="1.8cm" svg:x2="16.345cm" svg:y2="3.588cm" draw:start-shape="id11" draw:start-glue-point="10" draw:end-shape="id15" draw:end-glue-point="5" svg:d="M14330 1800c1446 0 439 1788 2015 1788" svg:viewBox="0 0 2016 1789">
          <text:p/>
        </draw:connector>
        <draw:connector draw:style-name="gr9" draw:text-style-name="P1" draw:layer="layout" draw:type="curve" svg:x1="14.33cm" svg:y1="3.8cm" svg:x2="16.257cm" svg:y2="3.8cm" draw:start-shape="id12" draw:start-glue-point="10" draw:end-shape="id15" draw:end-glue-point="6" svg:d="M14330 3800h1927" svg:viewBox="0 0 1928 1">
          <text:p/>
        </draw:connector>
        <draw:connector draw:style-name="gr9" draw:text-style-name="P1" draw:layer="layout" draw:type="curve" svg:x1="14.33cm" svg:y1="5.7cm" svg:x2="16.345cm" svg:y2="4.012cm" draw:start-shape="id13" draw:start-glue-point="10" draw:end-shape="id15" draw:end-glue-point="7" svg:d="M14330 5700c1446 0 439-1688 2015-1688" svg:viewBox="0 0 2016 1689">
          <text:p/>
        </draw:connector>
        <draw:custom-shape draw:style-name="gr1" draw:text-style-name="P1" xml:id="id16" draw:id="id16" draw:layer="layout" svg:width="0.6cm" svg:height="0.6cm" svg:x="16.257cm" svg:y="5.4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1" draw:layer="layout" draw:type="curve" svg:x1="14.33cm" svg:y1="1.8cm" svg:x2="16.345cm" svg:y2="5.488cm" draw:start-shape="id11" draw:start-glue-point="10" draw:end-shape="id16" draw:end-glue-point="5" svg:d="M14330 1800c1446 0 439 3688 2015 3688" svg:viewBox="0 0 2016 3689">
          <text:p/>
        </draw:connector>
        <draw:connector draw:style-name="gr9" draw:text-style-name="P1" draw:layer="layout" draw:type="curve" svg:x1="14.33cm" svg:y1="5.7cm" svg:x2="16.257cm" svg:y2="5.7cm" draw:start-shape="id13" draw:start-glue-point="10" draw:end-shape="id16" draw:end-glue-point="6" svg:d="M14330 5700h1927" svg:viewBox="0 0 1928 1">
          <text:p/>
        </draw:connector>
        <draw:custom-shape draw:style-name="gr3" draw:text-style-name="P5" xml:id="id17" draw:id="id17" draw:layer="layout" svg:width="0.6cm" svg:height="0.6cm" svg:x="18.057cm" svg:y="1.5cm">
          <text:p text:style-name="P5"><text:span text:style-name="T3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8" draw:id="id18" draw:layer="layout" svg:width="0.6cm" svg:height="0.6cm" svg:x="18.057cm" svg:y="3.5cm">
          <text:p text:style-name="P5"><text:span text:style-name="T3">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1" draw:layer="layout" draw:type="curve" svg:x1="16.857cm" svg:y1="1.8cm" svg:x2="18.057cm" svg:y2="1.8cm" draw:start-shape="id14" draw:start-glue-point="10" draw:end-shape="id17" draw:end-glue-point="6" svg:d="M16857 1800h1200" svg:viewBox="0 0 1201 1">
          <text:p/>
        </draw:connector>
        <draw:connector draw:style-name="gr9" draw:text-style-name="P1" draw:layer="layout" draw:type="curve" svg:x1="16.857cm" svg:y1="3.8cm" svg:x2="18.145cm" svg:y2="2.012cm" draw:start-shape="id15" draw:start-glue-point="10" draw:end-shape="id17" draw:end-glue-point="7" svg:d="M16857 3800c900 0 256-1788 1288-1788" svg:viewBox="0 0 1289 1789">
          <text:p/>
        </draw:connector>
        <draw:connector draw:style-name="gr9" draw:text-style-name="P1" draw:layer="layout" draw:type="curve" svg:x1="16.857cm" svg:y1="3.8cm" svg:x2="18.057cm" svg:y2="3.8cm" draw:start-shape="id15" draw:start-glue-point="10" draw:end-shape="id18" draw:end-glue-point="6" svg:d="M16857 3800h1200" svg:viewBox="0 0 1201 1">
          <text:p/>
        </draw:connector>
        <draw:connector draw:style-name="gr9" draw:text-style-name="P1" draw:layer="layout" draw:type="curve" svg:x1="18.657cm" svg:y1="3.8cm" svg:x2="18.569cm" svg:y2="2.012cm" draw:start-shape="id18" draw:start-glue-point="10" draw:end-shape="id17" draw:end-glue-point="9" svg:d="M18657 3800c751 0 795-1788-88-1788" svg:viewBox="0 0 658 1789">
          <text:p/>
        </draw:connector>
        <draw:connector draw:style-name="gr9" draw:text-style-name="P1" draw:layer="layout" draw:type="curve" svg:x1="16.857cm" svg:y1="5.7cm" svg:x2="18.569cm" svg:y2="1.588cm" draw:start-shape="id16" draw:start-glue-point="10" draw:end-shape="id17" draw:end-glue-point="11" svg:d="M16857 5700c3451 0 2595-4112 1712-4112" svg:viewBox="0 0 2499 4113">
          <text:p/>
        </draw:connector>
        <draw:connector draw:style-name="gr9" draw:text-style-name="P1" draw:layer="layout" draw:type="curve" svg:x1="18.657cm" svg:y1="1.8cm" svg:x2="19.763cm" svg:y2="1.787cm" draw:start-shape="id17" draw:start-glue-point="10" svg:d="M18657 1800c1206 0 653-13 1106-13" svg:viewBox="0 0 1107 14">
          <text:p/>
        </draw:connector>
        <draw:connector draw:style-name="gr5" draw:text-style-name="P1" draw:layer="layout" draw:type="curve" svg:x1="10.8cm" svg:y1="3.589cm" svg:x2="11.63cm" svg:y2="3.6cm" draw:end-shape="id10" draw:end-glue-point="6" svg:d="M10800 3589c247 0-167 11 830 11" svg:viewBox="0 0 831 12">
          <text:p/>
        </draw:connector>
        <draw:connector draw:style-name="gr9" draw:text-style-name="P1" draw:layer="layout" draw:type="curve" svg:x1="16.857cm" svg:y1="3.8cm" svg:x2="16.769cm" svg:y2="5.488cm" draw:start-shape="id15" draw:start-glue-point="10" draw:end-shape="id16" draw:end-glue-point="11" svg:d="M16857 3800c751 0 795 1688-88 1688" svg:viewBox="0 0 658 1689">
          <text:p/>
        </draw:connector>
        <draw:frame draw:style-name="gr10" draw:text-style-name="P6" draw:layer="layout" svg:width="0.697cm" svg:height="0.645cm" svg:x="15.1cm" svg:y="1.323cm">
          <draw:text-box>
            <text:p><text:span text:style-name="T4">3</text:span></text:p>
          </draw:text-box>
        </draw:frame>
        <draw:frame draw:style-name="gr10" draw:text-style-name="P6" draw:layer="layout" svg:width="0.697cm" svg:height="0.645cm" svg:x="15.303cm" svg:y="2.8cm">
          <draw:text-box>
            <text:p><text:span text:style-name="T4">2</text:span></text:p>
          </draw:text-box>
        </draw:frame>
        <draw:frame draw:style-name="gr10" draw:text-style-name="P6" draw:layer="layout" svg:width="0.697cm" svg:height="0.645cm" svg:x="5.3cm" svg:y="7.3cm">
          <draw:text-box>
            <text:p><text:span text:style-name="T4">1</text:span></text:p>
          </draw:text-box>
        </draw:frame>
        <draw:frame draw:style-name="gr10" draw:text-style-name="P6" draw:layer="layout" svg:width="0.697cm" svg:height="0.645cm" svg:x="15.4cm" svg:y="4.555cm">
          <draw:text-box>
            <text:p><text:span text:style-name="T4">2</text:span></text:p>
          </draw:text-box>
        </draw:frame>
        <draw:custom-shape draw:style-name="gr7" draw:text-style-name="P1" xml:id="id19" draw:id="id19" draw:layer="layout" svg:width="0.6cm" svg:height="0.6cm" svg:x="1.83cm" svg:y="8.7cm">
          <text:p text:style-name="P1">0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xml:id="id20" draw:id="id20" draw:layer="layout" svg:width="0.6cm" svg:height="0.6cm" svg:x="3.93cm" svg:y="6.9cm">
          <text:p text:style-name="P3"><text:span text:style-name="T1">1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xml:id="id21" draw:id="id21" draw:layer="layout" svg:width="0.6cm" svg:height="0.6cm" svg:x="3.93cm" svg:y="8.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2" draw:id="id22" draw:layer="layout" svg:width="0.6cm" svg:height="0.6cm" svg:x="3.93cm" svg:y="10.8cm">
          <text:p text:style-name="P3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curve" svg:x1="2.43cm" svg:y1="9cm" svg:x2="3.93cm" svg:y2="7.2cm" draw:start-shape="id19" draw:start-glue-point="10" draw:end-shape="id20" draw:end-glue-point="6" svg:d="M2430 9000c1125 0 375-1800 1500-1800" svg:viewBox="0 0 1501 1801">
          <text:p/>
        </draw:connector>
        <draw:connector draw:style-name="gr2" draw:text-style-name="P2" draw:layer="layout" draw:type="curve" svg:x1="2.43cm" svg:y1="9cm" svg:x2="3.93cm" svg:y2="9.2cm" draw:start-shape="id19" draw:start-glue-point="10" draw:end-shape="id21" draw:end-glue-point="6" svg:d="M2430 9000c1125 0 375 200 1500 200" svg:viewBox="0 0 1501 201">
          <text:p/>
        </draw:connector>
        <draw:connector draw:style-name="gr8" draw:text-style-name="P2" draw:layer="layout" draw:type="curve" svg:x1="2.43cm" svg:y1="9cm" svg:x2="3.93cm" svg:y2="11.1cm" draw:start-shape="id19" draw:start-glue-point="10" draw:end-shape="id22" draw:end-glue-point="6" svg:d="M2430 9000c1125 0 375 2100 1500 2100" svg:viewBox="0 0 1501 2101">
          <text:p/>
        </draw:connector>
        <draw:custom-shape draw:style-name="gr1" draw:text-style-name="P1" xml:id="id23" draw:id="id23" draw:layer="layout" svg:width="0.6cm" svg:height="0.6cm" svg:x="6.457cm" svg:y="6.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curve" svg:x1="4.53cm" svg:y1="7.2cm" svg:x2="6.457cm" svg:y2="7.2cm" draw:start-shape="id20" draw:start-glue-point="10" draw:end-shape="id23" draw:end-glue-point="6" svg:d="M4530 7200h1927" svg:viewBox="0 0 1928 1">
          <text:p/>
        </draw:connector>
        <draw:connector draw:style-name="gr2" draw:text-style-name="P2" draw:layer="layout" draw:type="curve" svg:x1="4.53cm" svg:y1="9.2cm" svg:x2="6.545cm" svg:y2="7.412cm" draw:start-shape="id21" draw:start-glue-point="10" draw:end-shape="id23" draw:end-glue-point="7" svg:d="M4530 9200c1446 0 439-1788 2015-1788" svg:viewBox="0 0 2016 1789">
          <text:p/>
        </draw:connector>
        <draw:connector draw:style-name="gr5" draw:text-style-name="P1" draw:layer="layout" draw:type="curve" svg:x1="6.545cm" svg:y1="7.412cm" svg:x2="4.442cm" svg:y2="10.888cm" draw:start-shape="id23" draw:start-glue-point="7" draw:end-shape="id22" draw:end-glue-point="11" svg:d="M6545 7412c0 2607-2103 869-2103 3476" svg:viewBox="0 0 2104 3477">
          <text:p/>
        </draw:connector>
        <draw:custom-shape draw:style-name="gr1" draw:text-style-name="P1" xml:id="id24" draw:id="id24" draw:layer="layout" svg:width="0.6cm" svg:height="0.6cm" svg:x="6.457cm" svg:y="8.9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4.53cm" svg:y1="7.2cm" svg:x2="6.545cm" svg:y2="8.988cm" draw:start-shape="id20" draw:start-glue-point="10" draw:end-shape="id24" draw:end-glue-point="5" svg:d="M4530 7200c1446 0 439 1788 2015 1788" svg:viewBox="0 0 2016 1789">
          <text:p/>
        </draw:connector>
        <draw:connector draw:style-name="gr6" draw:text-style-name="P1" draw:layer="layout" draw:type="curve" svg:x1="4.53cm" svg:y1="9.2cm" svg:x2="6.457cm" svg:y2="9.2cm" draw:start-shape="id21" draw:start-glue-point="10" draw:end-shape="id24" draw:end-glue-point="6" svg:d="M4530 9200h1927" svg:viewBox="0 0 1928 1">
          <text:p/>
        </draw:connector>
        <draw:connector draw:style-name="gr9" draw:text-style-name="P1" draw:layer="layout" draw:type="curve" svg:x1="4.53cm" svg:y1="11.1cm" svg:x2="6.545cm" svg:y2="9.412cm" draw:start-shape="id22" draw:start-glue-point="10" draw:end-shape="id24" draw:end-glue-point="7" svg:d="M4530 11100c1446 0 439-1688 2015-1688" svg:viewBox="0 0 2016 1689">
          <text:p/>
        </draw:connector>
        <draw:custom-shape draw:style-name="gr3" draw:text-style-name="P3" xml:id="id25" draw:id="id25" draw:layer="layout" svg:width="0.6cm" svg:height="0.6cm" svg:x="6.457cm" svg:y="10.8cm">
          <text:p text:style-name="P3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4.53cm" svg:y1="7.2cm" svg:x2="6.545cm" svg:y2="10.888cm" draw:start-shape="id20" draw:start-glue-point="10" draw:end-shape="id25" draw:end-glue-point="5" svg:d="M4530 7200c1446 0 439 3688 2015 3688" svg:viewBox="0 0 2016 3689">
          <text:p/>
        </draw:connector>
        <draw:connector draw:style-name="gr9" draw:text-style-name="P1" draw:layer="layout" draw:type="curve" svg:x1="4.53cm" svg:y1="11.1cm" svg:x2="6.457cm" svg:y2="11.1cm" draw:start-shape="id22" draw:start-glue-point="10" draw:end-shape="id25" draw:end-glue-point="6" svg:d="M4530 11100h1927" svg:viewBox="0 0 1928 1">
          <text:p/>
        </draw:connector>
        <draw:custom-shape draw:style-name="gr3" draw:text-style-name="P3" xml:id="id26" draw:id="id26" draw:layer="layout" svg:width="0.6cm" svg:height="0.6cm" svg:x="8.257cm" svg:y="6.9cm">
          <text:p text:style-name="P3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7" draw:id="id27" draw:layer="layout" svg:width="0.6cm" svg:height="0.6cm" svg:x="8.257cm" svg:y="8.9cm">
          <text:p text:style-name="P3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curve" svg:x1="7.057cm" svg:y1="7.2cm" svg:x2="8.257cm" svg:y2="7.2cm" draw:start-shape="id23" draw:start-glue-point="10" draw:end-shape="id26" draw:end-glue-point="6" svg:d="M7057 7200h1200" svg:viewBox="0 0 1201 1">
          <text:p/>
        </draw:connector>
        <draw:connector draw:style-name="gr9" draw:text-style-name="P1" draw:layer="layout" draw:type="curve" svg:x1="7.057cm" svg:y1="9.2cm" svg:x2="8.345cm" svg:y2="7.412cm" draw:start-shape="id24" draw:start-glue-point="10" draw:end-shape="id26" draw:end-glue-point="7" svg:d="M7057 9200c900 0 256-1788 1288-1788" svg:viewBox="0 0 1289 1789">
          <text:p/>
        </draw:connector>
        <draw:connector draw:style-name="gr9" draw:text-style-name="P1" draw:layer="layout" draw:type="curve" svg:x1="7.057cm" svg:y1="9.2cm" svg:x2="8.257cm" svg:y2="9.2cm" draw:start-shape="id24" draw:start-glue-point="10" draw:end-shape="id27" draw:end-glue-point="6" svg:d="M7057 9200h1200" svg:viewBox="0 0 1201 1">
          <text:p/>
        </draw:connector>
        <draw:connector draw:style-name="gr9" draw:text-style-name="P1" draw:layer="layout" draw:type="curve" svg:x1="8.857cm" svg:y1="9.2cm" svg:x2="8.769cm" svg:y2="7.412cm" draw:start-shape="id27" draw:start-glue-point="10" draw:end-shape="id26" draw:end-glue-point="9" svg:d="M8857 9200c751 0 795-1788-88-1788" svg:viewBox="0 0 658 1789">
          <text:p/>
        </draw:connector>
        <draw:connector draw:style-name="gr9" draw:text-style-name="P1" draw:layer="layout" draw:type="curve" svg:x1="7.057cm" svg:y1="11.1cm" svg:x2="8.769cm" svg:y2="6.988cm" draw:start-shape="id25" draw:start-glue-point="10" draw:end-shape="id26" draw:end-glue-point="11" svg:d="M7057 11100c3451 0 2595-4112 1712-4112" svg:viewBox="0 0 2499 4113">
          <text:p/>
        </draw:connector>
        <draw:connector draw:style-name="gr9" draw:text-style-name="P1" draw:layer="layout" draw:type="curve" svg:x1="8.857cm" svg:y1="7.2cm" svg:x2="9.963cm" svg:y2="7.187cm" draw:start-shape="id26" draw:start-glue-point="10" svg:d="M8857 7200c1206 0 653-13 1106-13" svg:viewBox="0 0 1107 14">
          <text:p/>
        </draw:connector>
        <draw:connector draw:style-name="gr5" draw:text-style-name="P1" draw:layer="layout" draw:type="curve" svg:x1="1cm" svg:y1="8.989cm" svg:x2="1.83cm" svg:y2="9cm" draw:end-shape="id19" draw:end-glue-point="6" svg:d="M1000 8989c247 0-167 11 830 11" svg:viewBox="0 0 831 12">
          <text:p/>
        </draw:connector>
        <draw:connector draw:style-name="gr9" draw:text-style-name="P1" draw:layer="layout" draw:type="curve" svg:x1="7.057cm" svg:y1="9.2cm" svg:x2="6.969cm" svg:y2="10.888cm" draw:start-shape="id24" draw:start-glue-point="10" draw:end-shape="id25" draw:end-glue-point="11" svg:d="M7057 9200c751 0 795 1688-88 1688" svg:viewBox="0 0 658 1689">
          <text:p/>
        </draw:connector>
        <draw:custom-shape draw:style-name="gr1" draw:text-style-name="P1" xml:id="id28" draw:id="id28" draw:layer="layout" svg:width="0.6cm" svg:height="0.6cm" svg:x="11.467cm" svg:y="8.7cm">
          <text:p text:style-name="P1">0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xml:id="id29" draw:id="id29" draw:layer="layout" svg:width="0.6cm" svg:height="0.6cm" svg:x="13.567cm" svg:y="6.9cm">
          <text:p text:style-name="P3"><text:span text:style-name="T1">1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xml:id="id30" draw:id="id30" draw:layer="layout" svg:width="0.6cm" svg:height="0.6cm" svg:x="13.567cm" svg:y="8.9cm">
          <text:p text:style-name="P3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" draw:id="id31" draw:layer="layout" svg:width="0.6cm" svg:height="0.6cm" svg:x="13.567cm" svg:y="10.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12.067cm" svg:y1="9cm" svg:x2="13.567cm" svg:y2="7.2cm" draw:start-shape="id28" draw:start-glue-point="10" draw:end-shape="id29" draw:end-glue-point="6" svg:d="M12067 9000c1125 0 375-1800 1500-1800" svg:viewBox="0 0 1501 1801">
          <text:p/>
        </draw:connector>
        <draw:connector draw:style-name="gr4" draw:text-style-name="P2" draw:layer="layout" draw:type="curve" svg:x1="12.067cm" svg:y1="9cm" svg:x2="13.567cm" svg:y2="9.2cm" draw:start-shape="id28" draw:start-glue-point="10" draw:end-shape="id30" draw:end-glue-point="6" svg:d="M12067 9000c1125 0 375 200 1500 200" svg:viewBox="0 0 1501 201">
          <text:p/>
        </draw:connector>
        <draw:connector draw:style-name="gr2" draw:text-style-name="P2" draw:layer="layout" draw:type="curve" svg:x1="12.067cm" svg:y1="9cm" svg:x2="13.567cm" svg:y2="11.1cm" draw:start-shape="id28" draw:start-glue-point="10" draw:end-shape="id31" draw:end-glue-point="6" svg:d="M12067 9000c1125 0 375 2100 1500 2100" svg:viewBox="0 0 1501 2101">
          <text:p/>
        </draw:connector>
        <draw:custom-shape draw:style-name="gr7" draw:text-style-name="P1" xml:id="id32" draw:id="id32" draw:layer="layout" svg:width="0.6cm" svg:height="0.6cm" svg:x="16.094cm" svg:y="6.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14.167cm" svg:y1="7.2cm" svg:x2="16.094cm" svg:y2="7.2cm" draw:start-shape="id29" draw:start-glue-point="10" draw:end-shape="id32" draw:end-glue-point="6" svg:d="M14167 7200h1927" svg:viewBox="0 0 1928 1">
          <text:p/>
        </draw:connector>
        <draw:connector draw:style-name="gr4" draw:text-style-name="P2" draw:layer="layout" draw:type="curve" svg:x1="14.167cm" svg:y1="9.2cm" svg:x2="16.182cm" svg:y2="7.412cm" draw:start-shape="id30" draw:start-glue-point="10" draw:end-shape="id32" draw:end-glue-point="7" svg:d="M14167 9200c1446 0 439-1788 2015-1788" svg:viewBox="0 0 2016 1789">
          <text:p/>
        </draw:connector>
        <draw:connector draw:style-name="gr11" draw:text-style-name="P1" draw:layer="layout" draw:type="curve" svg:x1="16.182cm" svg:y1="7.412cm" svg:x2="14.079cm" svg:y2="10.888cm" draw:start-shape="id32" draw:start-glue-point="7" draw:end-shape="id31" draw:end-glue-point="11" svg:d="M16182 7412c0 2607-2103 869-2103 3476" svg:viewBox="0 0 2104 3477">
          <text:p/>
        </draw:connector>
        <draw:custom-shape draw:style-name="gr1" draw:text-style-name="P1" xml:id="id33" draw:id="id33" draw:layer="layout" svg:width="0.6cm" svg:height="0.6cm" svg:x="16.094cm" svg:y="8.9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4.167cm" svg:y1="7.2cm" svg:x2="16.182cm" svg:y2="8.988cm" draw:start-shape="id29" draw:start-glue-point="10" draw:end-shape="id33" draw:end-glue-point="5" svg:d="M14167 7200c1446 0 439 1788 2015 1788" svg:viewBox="0 0 2016 1789">
          <text:p/>
        </draw:connector>
        <draw:connector draw:style-name="gr5" draw:text-style-name="P1" draw:layer="layout" draw:type="curve" svg:x1="14.167cm" svg:y1="9.2cm" svg:x2="16.094cm" svg:y2="9.2cm" draw:start-shape="id30" draw:start-glue-point="10" draw:end-shape="id33" draw:end-glue-point="6" svg:d="M14167 9200h1927" svg:viewBox="0 0 1928 1">
          <text:p/>
        </draw:connector>
        <draw:connector draw:style-name="gr6" draw:text-style-name="P1" draw:layer="layout" draw:type="curve" svg:x1="14.167cm" svg:y1="11.1cm" svg:x2="16.182cm" svg:y2="9.412cm" draw:start-shape="id31" draw:start-glue-point="10" draw:end-shape="id33" draw:end-glue-point="7" svg:d="M14167 11100c1446 0 439-1688 2015-1688" svg:viewBox="0 0 2016 1689">
          <text:p/>
        </draw:connector>
        <draw:custom-shape draw:style-name="gr1" draw:text-style-name="P1" xml:id="id34" draw:id="id34" draw:layer="layout" svg:width="0.6cm" svg:height="0.6cm" svg:x="16.094cm" svg:y="10.8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4.167cm" svg:y1="7.2cm" svg:x2="16.182cm" svg:y2="10.888cm" draw:start-shape="id29" draw:start-glue-point="10" draw:end-shape="id34" draw:end-glue-point="5" svg:d="M14167 7200c1446 0 439 3688 2015 3688" svg:viewBox="0 0 2016 3689">
          <text:p/>
        </draw:connector>
        <draw:connector draw:style-name="gr6" draw:text-style-name="P1" draw:layer="layout" draw:type="curve" svg:x1="14.167cm" svg:y1="11.1cm" svg:x2="16.094cm" svg:y2="11.1cm" draw:start-shape="id31" draw:start-glue-point="10" draw:end-shape="id34" draw:end-glue-point="6" svg:d="M14167 11100h1927" svg:viewBox="0 0 1928 1">
          <text:p/>
        </draw:connector>
        <draw:custom-shape draw:style-name="gr3" draw:text-style-name="P3" xml:id="id35" draw:id="id35" draw:layer="layout" svg:width="0.6cm" svg:height="0.6cm" svg:x="17.894cm" svg:y="6.9cm">
          <text:p text:style-name="P3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6" draw:id="id36" draw:layer="layout" svg:width="0.6cm" svg:height="0.6cm" svg:x="17.894cm" svg:y="8.9cm">
          <text:p text:style-name="P3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6.694cm" svg:y1="7.2cm" svg:x2="17.894cm" svg:y2="7.2cm" draw:start-shape="id32" draw:start-glue-point="10" draw:end-shape="id35" draw:end-glue-point="6" svg:d="M16694 7200h1200" svg:viewBox="0 0 1201 1">
          <text:p/>
        </draw:connector>
        <draw:connector draw:style-name="gr5" draw:text-style-name="P1" draw:layer="layout" draw:type="curve" svg:x1="16.694cm" svg:y1="9.2cm" svg:x2="17.982cm" svg:y2="7.412cm" draw:start-shape="id33" draw:start-glue-point="10" draw:end-shape="id35" draw:end-glue-point="7" svg:d="M16694 9200c900 0 256-1788 1288-1788" svg:viewBox="0 0 1289 1789">
          <text:p/>
        </draw:connector>
        <draw:connector draw:style-name="gr5" draw:text-style-name="P1" draw:layer="layout" draw:type="curve" svg:x1="16.694cm" svg:y1="9.2cm" svg:x2="17.894cm" svg:y2="9.2cm" draw:start-shape="id33" draw:start-glue-point="10" draw:end-shape="id36" draw:end-glue-point="6" svg:d="M16694 9200h1200" svg:viewBox="0 0 1201 1">
          <text:p/>
        </draw:connector>
        <draw:connector draw:style-name="gr5" draw:text-style-name="P1" draw:layer="layout" draw:type="curve" svg:x1="18.494cm" svg:y1="9.2cm" svg:x2="18.406cm" svg:y2="7.412cm" draw:start-shape="id36" draw:start-glue-point="10" draw:end-shape="id35" draw:end-glue-point="9" svg:d="M18494 9200c751 0 795-1788-88-1788" svg:viewBox="0 0 658 1789">
          <text:p/>
        </draw:connector>
        <draw:connector draw:style-name="gr5" draw:text-style-name="P1" draw:layer="layout" draw:type="curve" svg:x1="16.694cm" svg:y1="11.1cm" svg:x2="18.406cm" svg:y2="6.988cm" draw:start-shape="id34" draw:start-glue-point="10" draw:end-shape="id35" draw:end-glue-point="11" svg:d="M16694 11100c3451 0 2595-4112 1712-4112" svg:viewBox="0 0 2499 4113">
          <text:p/>
        </draw:connector>
        <draw:connector draw:style-name="gr5" draw:text-style-name="P1" draw:layer="layout" draw:type="curve" svg:x1="18.494cm" svg:y1="7.2cm" svg:x2="19.6cm" svg:y2="7.187cm" draw:start-shape="id35" draw:start-glue-point="10" svg:d="M18494 7200c1206 0 653-13 1106-13" svg:viewBox="0 0 1107 14">
          <text:p/>
        </draw:connector>
        <draw:connector draw:style-name="gr5" draw:text-style-name="P1" draw:layer="layout" draw:type="curve" svg:x1="10.637cm" svg:y1="8.989cm" svg:x2="11.467cm" svg:y2="9cm" draw:end-shape="id28" draw:end-glue-point="6" svg:d="M10637 8989c247 0-167 11 830 11" svg:viewBox="0 0 831 12">
          <text:p/>
        </draw:connector>
        <draw:connector draw:style-name="gr5" draw:text-style-name="P1" draw:layer="layout" draw:type="curve" svg:x1="16.694cm" svg:y1="9.2cm" svg:x2="16.606cm" svg:y2="10.888cm" draw:start-shape="id33" draw:start-glue-point="10" draw:end-shape="id34" draw:end-glue-point="11" svg:d="M16694 9200c751 0 795 1688-88 1688" svg:viewBox="0 0 658 1689">
          <text:p/>
        </draw:connector>
        <draw:custom-shape draw:style-name="gr3" draw:text-style-name="P3" xml:id="id37" draw:id="id37" draw:layer="layout" svg:width="0.6cm" svg:height="0.6cm" svg:x="1.867cm" svg:y="14.3cm">
          <text:p text:style-name="P3"><text:span text:style-name="T1">0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xml:id="id38" draw:id="id38" draw:layer="layout" svg:width="0.6cm" svg:height="0.6cm" svg:x="3.967cm" svg:y="12.5cm">
          <text:p text:style-name="P1">1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xml:id="id39" draw:id="id39" draw:layer="layout" svg:width="0.6cm" svg:height="0.6cm" svg:x="3.967cm" svg:y="14.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0" draw:id="id40" draw:layer="layout" svg:width="0.6cm" svg:height="0.6cm" svg:x="3.967cm" svg:y="16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2.467cm" svg:y1="14.6cm" svg:x2="3.967cm" svg:y2="12.8cm" draw:start-shape="id37" draw:start-glue-point="10" draw:end-shape="id38" draw:end-glue-point="6" svg:d="M2467 14600c1125 0 375-1800 1500-1800" svg:viewBox="0 0 1501 1801">
          <text:p/>
        </draw:connector>
        <draw:connector draw:style-name="gr4" draw:text-style-name="P2" draw:layer="layout" draw:type="curve" svg:x1="2.467cm" svg:y1="14.6cm" svg:x2="3.967cm" svg:y2="14.8cm" draw:start-shape="id37" draw:start-glue-point="10" draw:end-shape="id39" draw:end-glue-point="6" svg:d="M2467 14600c1125 0 375 200 1500 200" svg:viewBox="0 0 1501 201">
          <text:p/>
        </draw:connector>
        <draw:connector draw:style-name="gr4" draw:text-style-name="P2" draw:layer="layout" draw:type="curve" svg:x1="2.467cm" svg:y1="14.6cm" svg:x2="3.967cm" svg:y2="16.7cm" draw:start-shape="id37" draw:start-glue-point="10" draw:end-shape="id40" draw:end-glue-point="6" svg:d="M2467 14600c1125 0 375 2100 1500 2100" svg:viewBox="0 0 1501 2101">
          <text:p/>
        </draw:connector>
        <draw:custom-shape draw:style-name="gr1" draw:text-style-name="P1" xml:id="id41" draw:id="id41" draw:layer="layout" svg:width="0.6cm" svg:height="0.6cm" svg:x="6.494cm" svg:y="12.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4.567cm" svg:y1="12.8cm" svg:x2="6.494cm" svg:y2="12.8cm" draw:start-shape="id38" draw:start-glue-point="10" draw:end-shape="id41" draw:end-glue-point="6" svg:d="M4567 12800h1927" svg:viewBox="0 0 1928 1">
          <text:p/>
        </draw:connector>
        <draw:connector draw:style-name="gr2" draw:text-style-name="P2" draw:layer="layout" draw:type="curve" svg:x1="4.567cm" svg:y1="14.8cm" svg:x2="6.582cm" svg:y2="13.012cm" draw:start-shape="id39" draw:start-glue-point="10" draw:end-shape="id41" draw:end-glue-point="7" svg:d="M4567 14800c1446 0 439-1788 2015-1788" svg:viewBox="0 0 2016 1789">
          <text:p/>
        </draw:connector>
        <draw:connector draw:style-name="gr11" draw:text-style-name="P1" draw:layer="layout" draw:type="curve" svg:x1="6.582cm" svg:y1="13.012cm" svg:x2="4.479cm" svg:y2="16.488cm" draw:start-shape="id41" draw:start-glue-point="7" draw:end-shape="id40" draw:end-glue-point="11" svg:d="M6582 13012c0 2607-2103 869-2103 3476" svg:viewBox="0 0 2104 3477">
          <text:p/>
        </draw:connector>
        <draw:custom-shape draw:style-name="gr3" draw:text-style-name="P3" xml:id="id42" draw:id="id42" draw:layer="layout" svg:width="0.6cm" svg:height="0.6cm" svg:x="6.494cm" svg:y="14.5cm">
          <text:p text:style-name="P3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4.567cm" svg:y1="12.8cm" svg:x2="6.582cm" svg:y2="14.588cm" draw:start-shape="id38" draw:start-glue-point="10" draw:end-shape="id42" draw:end-glue-point="5" svg:d="M4567 12800c1446 0 439 1788 2015 1788" svg:viewBox="0 0 2016 1789">
          <text:p/>
        </draw:connector>
        <draw:connector draw:style-name="gr5" draw:text-style-name="P1" draw:layer="layout" draw:type="curve" svg:x1="4.567cm" svg:y1="14.8cm" svg:x2="6.494cm" svg:y2="14.8cm" draw:start-shape="id39" draw:start-glue-point="10" draw:end-shape="id42" draw:end-glue-point="6" svg:d="M4567 14800h1927" svg:viewBox="0 0 1928 1">
          <text:p/>
        </draw:connector>
        <draw:connector draw:style-name="gr5" draw:text-style-name="P1" draw:layer="layout" draw:type="curve" svg:x1="4.567cm" svg:y1="16.7cm" svg:x2="6.582cm" svg:y2="15.012cm" draw:start-shape="id40" draw:start-glue-point="10" draw:end-shape="id42" draw:end-glue-point="7" svg:d="M4567 16700c1446 0 439-1688 2015-1688" svg:viewBox="0 0 2016 1689">
          <text:p/>
        </draw:connector>
        <draw:custom-shape draw:style-name="gr3" draw:text-style-name="P3" xml:id="id43" draw:id="id43" draw:layer="layout" svg:width="0.6cm" svg:height="0.6cm" svg:x="6.494cm" svg:y="16.4cm">
          <text:p text:style-name="P3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4.567cm" svg:y1="12.8cm" svg:x2="6.582cm" svg:y2="16.488cm" draw:start-shape="id38" draw:start-glue-point="10" draw:end-shape="id43" draw:end-glue-point="5" svg:d="M4567 12800c1446 0 439 3688 2015 3688" svg:viewBox="0 0 2016 3689">
          <text:p/>
        </draw:connector>
        <draw:connector draw:style-name="gr5" draw:text-style-name="P1" draw:layer="layout" draw:type="curve" svg:x1="4.567cm" svg:y1="16.7cm" svg:x2="6.494cm" svg:y2="16.7cm" draw:start-shape="id40" draw:start-glue-point="10" draw:end-shape="id43" draw:end-glue-point="6" svg:d="M4567 16700h1927" svg:viewBox="0 0 1928 1">
          <text:p/>
        </draw:connector>
        <draw:custom-shape draw:style-name="gr1" draw:text-style-name="P1" xml:id="id44" draw:id="id44" draw:layer="layout" svg:width="0.6cm" svg:height="0.6cm" svg:x="8.294cm" svg:y="12.5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5" draw:id="id45" draw:layer="layout" svg:width="0.6cm" svg:height="0.6cm" svg:x="8.294cm" svg:y="14.5cm">
          <text:p text:style-name="P3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7.094cm" svg:y1="12.8cm" svg:x2="8.294cm" svg:y2="12.8cm" draw:start-shape="id41" draw:start-glue-point="10" draw:end-shape="id44" draw:end-glue-point="6" svg:d="M7094 12800h1200" svg:viewBox="0 0 1201 1">
          <text:p/>
        </draw:connector>
        <draw:connector draw:style-name="gr5" draw:text-style-name="P1" draw:layer="layout" draw:type="curve" svg:x1="7.094cm" svg:y1="14.8cm" svg:x2="8.382cm" svg:y2="13.012cm" draw:start-shape="id42" draw:start-glue-point="10" draw:end-shape="id44" draw:end-glue-point="7" svg:d="M7094 14800c900 0 256-1788 1288-1788" svg:viewBox="0 0 1289 1789">
          <text:p/>
        </draw:connector>
        <draw:connector draw:style-name="gr5" draw:text-style-name="P1" draw:layer="layout" draw:type="curve" svg:x1="7.094cm" svg:y1="14.8cm" svg:x2="8.294cm" svg:y2="14.8cm" draw:start-shape="id42" draw:start-glue-point="10" draw:end-shape="id45" draw:end-glue-point="6" svg:d="M7094 14800h1200" svg:viewBox="0 0 1201 1">
          <text:p/>
        </draw:connector>
        <draw:connector draw:style-name="gr5" draw:text-style-name="P1" draw:layer="layout" draw:type="curve" svg:x1="8.894cm" svg:y1="14.8cm" svg:x2="8.806cm" svg:y2="13.012cm" draw:start-shape="id45" draw:start-glue-point="10" draw:end-shape="id44" draw:end-glue-point="9" svg:d="M8894 14800c751 0 795-1788-88-1788" svg:viewBox="0 0 658 1789">
          <text:p/>
        </draw:connector>
        <draw:connector draw:style-name="gr5" draw:text-style-name="P1" draw:layer="layout" draw:type="curve" svg:x1="7.094cm" svg:y1="16.7cm" svg:x2="8.806cm" svg:y2="12.588cm" draw:start-shape="id43" draw:start-glue-point="10" draw:end-shape="id44" draw:end-glue-point="11" svg:d="M7094 16700c3451 0 2595-4112 1712-4112" svg:viewBox="0 0 2499 4113">
          <text:p/>
        </draw:connector>
        <draw:connector draw:style-name="gr5" draw:text-style-name="P1" draw:layer="layout" draw:type="curve" svg:x1="8.894cm" svg:y1="12.8cm" svg:x2="10cm" svg:y2="12.787cm" draw:start-shape="id44" draw:start-glue-point="10" svg:d="M8894 12800c1206 0 653-13 1106-13" svg:viewBox="0 0 1107 14">
          <text:p/>
        </draw:connector>
        <draw:connector draw:style-name="gr5" draw:text-style-name="P1" draw:layer="layout" draw:type="curve" svg:x1="1.037cm" svg:y1="14.589cm" svg:x2="1.867cm" svg:y2="14.6cm" draw:end-shape="id37" draw:end-glue-point="6" svg:d="M1037 14589c247 0-167 11 830 11" svg:viewBox="0 0 831 12">
          <text:p/>
        </draw:connector>
        <draw:connector draw:style-name="gr5" draw:text-style-name="P1" draw:layer="layout" draw:type="curve" svg:x1="7.094cm" svg:y1="14.8cm" svg:x2="7.006cm" svg:y2="16.488cm" draw:start-shape="id42" draw:start-glue-point="10" draw:end-shape="id43" draw:end-glue-point="11" svg:d="M7094 14800c751 0 795 1688-88 1688" svg:viewBox="0 0 658 1689">
          <text:p/>
        </draw:connector>
        <draw:custom-shape draw:style-name="gr3" draw:text-style-name="P3" xml:id="id46" draw:id="id46" draw:layer="layout" svg:width="0.6cm" svg:height="0.6cm" svg:x="11.43cm" svg:y="14.5cm">
          <text:p text:style-name="P3"><text:span text:style-name="T1">0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xml:id="id47" draw:id="id47" draw:layer="layout" svg:width="0.6cm" svg:height="0.6cm" svg:x="13.53cm" svg:y="12.7cm">
          <text:p text:style-name="P1">1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xml:id="id48" draw:id="id48" draw:layer="layout" svg:width="0.6cm" svg:height="0.6cm" svg:x="13.53cm" svg:y="14.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9" draw:id="id49" draw:layer="layout" svg:width="0.6cm" svg:height="0.6cm" svg:x="13.53cm" svg:y="16.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12.03cm" svg:y1="14.8cm" svg:x2="13.53cm" svg:y2="13cm" draw:start-shape="id46" draw:start-glue-point="10" draw:end-shape="id47" draw:end-glue-point="6" svg:d="M12030 14800c1125 0 375-1800 1500-1800" svg:viewBox="0 0 1501 1801">
          <text:p/>
        </draw:connector>
        <draw:connector draw:style-name="gr4" draw:text-style-name="P2" draw:layer="layout" draw:type="curve" svg:x1="12.03cm" svg:y1="14.8cm" svg:x2="13.53cm" svg:y2="15cm" draw:start-shape="id46" draw:start-glue-point="10" draw:end-shape="id48" draw:end-glue-point="6" svg:d="M12030 14800c1125 0 375 200 1500 200" svg:viewBox="0 0 1501 201">
          <text:p/>
        </draw:connector>
        <draw:connector draw:style-name="gr4" draw:text-style-name="P2" draw:layer="layout" draw:type="curve" svg:x1="12.03cm" svg:y1="14.8cm" svg:x2="13.53cm" svg:y2="16.9cm" draw:start-shape="id46" draw:start-glue-point="10" draw:end-shape="id49" draw:end-glue-point="6" svg:d="M12030 14800c1125 0 375 2100 1500 2100" svg:viewBox="0 0 1501 2101">
          <text:p/>
        </draw:connector>
        <draw:custom-shape draw:style-name="gr3" draw:text-style-name="P3" xml:id="id50" draw:id="id50" draw:layer="layout" svg:width="0.6cm" svg:height="0.6cm" svg:x="16.057cm" svg:y="12.7cm">
          <text:p text:style-name="P3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14.13cm" svg:y1="13cm" svg:x2="16.057cm" svg:y2="13cm" draw:start-shape="id47" draw:start-glue-point="10" draw:end-shape="id50" draw:end-glue-point="6" svg:d="M14130 13000h1927" svg:viewBox="0 0 1928 1">
          <text:p/>
        </draw:connector>
        <draw:connector draw:style-name="gr4" draw:text-style-name="P2" draw:layer="layout" draw:type="curve" svg:x1="14.13cm" svg:y1="15cm" svg:x2="16.145cm" svg:y2="13.212cm" draw:start-shape="id48" draw:start-glue-point="10" draw:end-shape="id50" draw:end-glue-point="7" svg:d="M14130 15000c1446 0 439-1788 2015-1788" svg:viewBox="0 0 2016 1789">
          <text:p/>
        </draw:connector>
        <draw:connector draw:style-name="gr5" draw:text-style-name="P1" draw:layer="layout" draw:type="curve" svg:x1="16.145cm" svg:y1="13.212cm" svg:x2="14.042cm" svg:y2="16.688cm" draw:start-shape="id50" draw:start-glue-point="7" draw:end-shape="id49" draw:end-glue-point="11" svg:d="M16145 13212c0 2607-2103 869-2103 3476" svg:viewBox="0 0 2104 3477">
          <text:p/>
        </draw:connector>
        <draw:custom-shape draw:style-name="gr1" draw:text-style-name="P1" xml:id="id51" draw:id="id51" draw:layer="layout" svg:width="0.6cm" svg:height="0.6cm" svg:x="16.057cm" svg:y="14.7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14.13cm" svg:y1="13cm" svg:x2="16.145cm" svg:y2="14.788cm" draw:start-shape="id47" draw:start-glue-point="10" draw:end-shape="id51" draw:end-glue-point="5" svg:d="M14130 13000c1446 0 439 1788 2015 1788" svg:viewBox="0 0 2016 1789">
          <text:p/>
        </draw:connector>
        <draw:connector draw:style-name="gr6" draw:text-style-name="P1" draw:layer="layout" draw:type="curve" svg:x1="14.13cm" svg:y1="15cm" svg:x2="16.057cm" svg:y2="15cm" draw:start-shape="id48" draw:start-glue-point="10" draw:end-shape="id51" draw:end-glue-point="6" svg:d="M14130 15000h1927" svg:viewBox="0 0 1928 1">
          <text:p/>
        </draw:connector>
        <draw:connector draw:style-name="gr6" draw:text-style-name="P1" draw:layer="layout" draw:type="curve" svg:x1="14.13cm" svg:y1="16.9cm" svg:x2="16.145cm" svg:y2="15.212cm" draw:start-shape="id49" draw:start-glue-point="10" draw:end-shape="id51" draw:end-glue-point="7" svg:d="M14130 16900c1446 0 439-1688 2015-1688" svg:viewBox="0 0 2016 1689">
          <text:p/>
        </draw:connector>
        <draw:custom-shape draw:style-name="gr1" draw:text-style-name="P1" xml:id="id52" draw:id="id52" draw:layer="layout" svg:width="0.6cm" svg:height="0.6cm" svg:x="16.057cm" svg:y="16.6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4.13cm" svg:y1="13cm" svg:x2="16.145cm" svg:y2="16.688cm" draw:start-shape="id47" draw:start-glue-point="10" draw:end-shape="id52" draw:end-glue-point="5" svg:d="M14130 13000c1446 0 439 3688 2015 3688" svg:viewBox="0 0 2016 3689">
          <text:p/>
        </draw:connector>
        <draw:connector draw:style-name="gr5" draw:text-style-name="P1" draw:layer="layout" draw:type="curve" svg:x1="14.13cm" svg:y1="16.9cm" svg:x2="16.057cm" svg:y2="16.9cm" draw:start-shape="id49" draw:start-glue-point="10" draw:end-shape="id52" draw:end-glue-point="6" svg:d="M14130 16900h1927" svg:viewBox="0 0 1928 1">
          <text:p/>
        </draw:connector>
        <draw:custom-shape draw:style-name="gr1" draw:text-style-name="P1" xml:id="id53" draw:id="id53" draw:layer="layout" svg:width="0.6cm" svg:height="0.6cm" svg:x="17.857cm" svg:y="12.7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4" draw:id="id54" draw:layer="layout" svg:width="0.6cm" svg:height="0.6cm" svg:x="17.857cm" svg:y="14.7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6.657cm" svg:y1="13cm" svg:x2="17.857cm" svg:y2="13cm" draw:start-shape="id50" draw:start-glue-point="10" draw:end-shape="id53" draw:end-glue-point="6" svg:d="M16657 13000h1200" svg:viewBox="0 0 1201 1">
          <text:p/>
        </draw:connector>
        <draw:connector draw:style-name="gr6" draw:text-style-name="P1" draw:layer="layout" draw:type="curve" svg:x1="16.657cm" svg:y1="15cm" svg:x2="17.945cm" svg:y2="13.212cm" draw:start-shape="id51" draw:start-glue-point="10" draw:end-shape="id53" draw:end-glue-point="7" svg:d="M16657 15000c900 0 256-1788 1288-1788" svg:viewBox="0 0 1289 1789">
          <text:p/>
        </draw:connector>
        <draw:connector draw:style-name="gr6" draw:text-style-name="P1" draw:layer="layout" draw:type="curve" svg:x1="16.657cm" svg:y1="15cm" svg:x2="17.857cm" svg:y2="15cm" draw:start-shape="id51" draw:start-glue-point="10" draw:end-shape="id54" draw:end-glue-point="6" svg:d="M16657 15000h1200" svg:viewBox="0 0 1201 1">
          <text:p/>
        </draw:connector>
        <draw:connector draw:style-name="gr5" draw:text-style-name="P1" draw:layer="layout" draw:type="curve" svg:x1="18.457cm" svg:y1="15cm" svg:x2="18.369cm" svg:y2="13.212cm" draw:start-shape="id54" draw:start-glue-point="10" draw:end-shape="id53" draw:end-glue-point="9" svg:d="M18457 15000c751 0 795-1788-88-1788" svg:viewBox="0 0 658 1789">
          <text:p/>
        </draw:connector>
        <draw:connector draw:style-name="gr5" draw:text-style-name="P1" draw:layer="layout" draw:type="curve" svg:x1="16.657cm" svg:y1="16.9cm" svg:x2="18.369cm" svg:y2="12.788cm" draw:start-shape="id52" draw:start-glue-point="10" draw:end-shape="id53" draw:end-glue-point="11" svg:d="M16657 16900c3451 0 2595-4112 1712-4112" svg:viewBox="0 0 2499 4113">
          <text:p/>
        </draw:connector>
        <draw:connector draw:style-name="gr5" draw:text-style-name="P1" draw:layer="layout" draw:type="curve" svg:x1="18.457cm" svg:y1="13cm" svg:x2="19.563cm" svg:y2="12.987cm" draw:start-shape="id53" draw:start-glue-point="10" svg:d="M18457 13000c1206 0 653-13 1106-13" svg:viewBox="0 0 1107 14">
          <text:p/>
        </draw:connector>
        <draw:connector draw:style-name="gr5" draw:text-style-name="P1" draw:layer="layout" draw:type="curve" svg:x1="10.6cm" svg:y1="14.789cm" svg:x2="11.43cm" svg:y2="14.8cm" draw:end-shape="id46" draw:end-glue-point="6" svg:d="M10600 14789c247 0-167 11 830 11" svg:viewBox="0 0 831 12">
          <text:p/>
        </draw:connector>
        <draw:connector draw:style-name="gr6" draw:text-style-name="P1" draw:layer="layout" draw:type="curve" svg:x1="16.657cm" svg:y1="15cm" svg:x2="16.569cm" svg:y2="16.688cm" draw:start-shape="id51" draw:start-glue-point="10" draw:end-shape="id52" draw:end-glue-point="11" svg:d="M16657 15000c751 0 795 1688-88 1688" svg:viewBox="0 0 658 1689">
          <text:p/>
        </draw:connector>
        <draw:custom-shape draw:style-name="gr3" draw:text-style-name="P3" xml:id="id55" draw:id="id55" draw:layer="layout" svg:width="0.6cm" svg:height="0.6cm" svg:x="1.867cm" svg:y="20.1cm">
          <text:p text:style-name="P3"><text:span text:style-name="T1">0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xml:id="id56" draw:id="id56" draw:layer="layout" svg:width="0.6cm" svg:height="0.6cm" svg:x="3.967cm" svg:y="18.3cm">
          <text:p text:style-name="P1">1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xml:id="id57" draw:id="id57" draw:layer="layout" svg:width="0.6cm" svg:height="0.6cm" svg:x="3.967cm" svg:y="20.3cm">
          <text:p text:style-name="P3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8" draw:id="id58" draw:layer="layout" svg:width="0.6cm" svg:height="0.6cm" svg:x="3.967cm" svg:y="22.2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2.467cm" svg:y1="20.4cm" svg:x2="3.967cm" svg:y2="18.6cm" draw:start-shape="id55" draw:start-glue-point="10" draw:end-shape="id56" draw:end-glue-point="6" svg:d="M2467 20400c1125 0 375-1800 1500-1800" svg:viewBox="0 0 1501 1801">
          <text:p/>
        </draw:connector>
        <draw:connector draw:style-name="gr4" draw:text-style-name="P2" draw:layer="layout" draw:type="curve" svg:x1="2.467cm" svg:y1="20.4cm" svg:x2="3.967cm" svg:y2="20.6cm" draw:start-shape="id55" draw:start-glue-point="10" draw:end-shape="id57" draw:end-glue-point="6" svg:d="M2467 20400c1125 0 375 200 1500 200" svg:viewBox="0 0 1501 201">
          <text:p/>
        </draw:connector>
        <draw:connector draw:style-name="gr4" draw:text-style-name="P2" draw:layer="layout" draw:type="curve" svg:x1="2.467cm" svg:y1="20.4cm" svg:x2="3.967cm" svg:y2="22.5cm" draw:start-shape="id55" draw:start-glue-point="10" draw:end-shape="id58" draw:end-glue-point="6" svg:d="M2467 20400c1125 0 375 2100 1500 2100" svg:viewBox="0 0 1501 2101">
          <text:p/>
        </draw:connector>
        <draw:custom-shape draw:style-name="gr3" draw:text-style-name="P3" xml:id="id59" draw:id="id59" draw:layer="layout" svg:width="0.6cm" svg:height="0.6cm" svg:x="6.494cm" svg:y="18.3cm">
          <text:p text:style-name="P3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4.567cm" svg:y1="18.6cm" svg:x2="6.494cm" svg:y2="18.6cm" draw:start-shape="id56" draw:start-glue-point="10" draw:end-shape="id59" draw:end-glue-point="6" svg:d="M4567 18600h1927" svg:viewBox="0 0 1928 1">
          <text:p/>
        </draw:connector>
        <draw:connector draw:style-name="gr4" draw:text-style-name="P2" draw:layer="layout" draw:type="curve" svg:x1="4.567cm" svg:y1="20.6cm" svg:x2="6.582cm" svg:y2="18.812cm" draw:start-shape="id57" draw:start-glue-point="10" draw:end-shape="id59" draw:end-glue-point="7" svg:d="M4567 20600c1446 0 439-1788 2015-1788" svg:viewBox="0 0 2016 1789">
          <text:p/>
        </draw:connector>
        <draw:connector draw:style-name="gr5" draw:text-style-name="P1" draw:layer="layout" draw:type="curve" svg:x1="6.582cm" svg:y1="18.812cm" svg:x2="4.479cm" svg:y2="22.288cm" draw:start-shape="id59" draw:start-glue-point="7" draw:end-shape="id58" draw:end-glue-point="11" svg:d="M6582 18812c0 2607-2103 869-2103 3476" svg:viewBox="0 0 2104 3477">
          <text:p/>
        </draw:connector>
        <draw:custom-shape draw:style-name="gr1" draw:text-style-name="P1" xml:id="id60" draw:id="id60" draw:layer="layout" svg:width="0.6cm" svg:height="0.6cm" svg:x="6.494cm" svg:y="20.3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4.567cm" svg:y1="18.6cm" svg:x2="6.582cm" svg:y2="20.388cm" draw:start-shape="id56" draw:start-glue-point="10" draw:end-shape="id60" draw:end-glue-point="5" svg:d="M4567 18600c1446 0 439 1788 2015 1788" svg:viewBox="0 0 2016 1789">
          <text:p/>
        </draw:connector>
        <draw:connector draw:style-name="gr5" draw:text-style-name="P1" draw:layer="layout" draw:type="curve" svg:x1="4.567cm" svg:y1="20.6cm" svg:x2="6.494cm" svg:y2="20.6cm" draw:start-shape="id57" draw:start-glue-point="10" draw:end-shape="id60" draw:end-glue-point="6" svg:d="M4567 20600h1927" svg:viewBox="0 0 1928 1">
          <text:p/>
        </draw:connector>
        <draw:connector draw:style-name="gr5" draw:text-style-name="P1" draw:layer="layout" draw:type="curve" svg:x1="4.567cm" svg:y1="22.5cm" svg:x2="6.582cm" svg:y2="20.812cm" draw:start-shape="id58" draw:start-glue-point="10" draw:end-shape="id60" draw:end-glue-point="7" svg:d="M4567 22500c1446 0 439-1688 2015-1688" svg:viewBox="0 0 2016 1689">
          <text:p/>
        </draw:connector>
        <draw:custom-shape draw:style-name="gr1" draw:text-style-name="P1" xml:id="id61" draw:id="id61" draw:layer="layout" svg:width="0.6cm" svg:height="0.6cm" svg:x="6.494cm" svg:y="22.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4.567cm" svg:y1="18.6cm" svg:x2="6.582cm" svg:y2="22.288cm" draw:start-shape="id56" draw:start-glue-point="10" draw:end-shape="id61" draw:end-glue-point="5" svg:d="M4567 18600c1446 0 439 3688 2015 3688" svg:viewBox="0 0 2016 3689">
          <text:p/>
        </draw:connector>
        <draw:connector draw:style-name="gr11" draw:text-style-name="P1" draw:layer="layout" draw:type="curve" svg:x1="4.567cm" svg:y1="22.5cm" svg:x2="6.494cm" svg:y2="22.5cm" draw:start-shape="id58" draw:start-glue-point="10" draw:end-shape="id61" draw:end-glue-point="6" svg:d="M4567 22500h1927" svg:viewBox="0 0 1928 1">
          <text:p/>
        </draw:connector>
        <draw:custom-shape draw:style-name="gr1" draw:text-style-name="P1" xml:id="id62" draw:id="id62" draw:layer="layout" svg:width="0.6cm" svg:height="0.6cm" svg:x="8.294cm" svg:y="18.3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3" draw:id="id63" draw:layer="layout" svg:width="0.6cm" svg:height="0.6cm" svg:x="8.294cm" svg:y="20.3cm">
          <text:p text:style-name="P3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7.094cm" svg:y1="18.6cm" svg:x2="8.294cm" svg:y2="18.6cm" draw:start-shape="id59" draw:start-glue-point="10" draw:end-shape="id62" draw:end-glue-point="6" svg:d="M7094 18600h1200" svg:viewBox="0 0 1201 1">
          <text:p/>
        </draw:connector>
        <draw:connector draw:style-name="gr5" draw:text-style-name="P1" draw:layer="layout" draw:type="curve" svg:x1="7.094cm" svg:y1="20.6cm" svg:x2="8.382cm" svg:y2="18.812cm" draw:start-shape="id60" draw:start-glue-point="10" draw:end-shape="id62" draw:end-glue-point="7" svg:d="M7094 20600c900 0 256-1788 1288-1788" svg:viewBox="0 0 1289 1789">
          <text:p/>
        </draw:connector>
        <draw:connector draw:style-name="gr5" draw:text-style-name="P1" draw:layer="layout" draw:type="curve" svg:x1="7.094cm" svg:y1="20.6cm" svg:x2="8.294cm" svg:y2="20.6cm" draw:start-shape="id60" draw:start-glue-point="10" draw:end-shape="id63" draw:end-glue-point="6" svg:d="M7094 20600h1200" svg:viewBox="0 0 1201 1">
          <text:p/>
        </draw:connector>
        <draw:connector draw:style-name="gr5" draw:text-style-name="P1" draw:layer="layout" draw:type="curve" svg:x1="8.894cm" svg:y1="20.6cm" svg:x2="8.806cm" svg:y2="18.812cm" draw:start-shape="id63" draw:start-glue-point="10" draw:end-shape="id62" draw:end-glue-point="9" svg:d="M8894 20600c751 0 795-1788-88-1788" svg:viewBox="0 0 658 1789">
          <text:p/>
        </draw:connector>
        <draw:connector draw:style-name="gr11" draw:text-style-name="P1" draw:layer="layout" draw:type="curve" svg:x1="7.094cm" svg:y1="22.5cm" svg:x2="8.806cm" svg:y2="18.388cm" draw:start-shape="id61" draw:start-glue-point="10" draw:end-shape="id62" draw:end-glue-point="11" svg:d="M7094 22500c3451 0 2595-4112 1712-4112" svg:viewBox="0 0 2499 4113">
          <text:p/>
        </draw:connector>
        <draw:connector draw:style-name="gr5" draw:text-style-name="P1" draw:layer="layout" draw:type="curve" svg:x1="8.894cm" svg:y1="18.6cm" svg:x2="10cm" svg:y2="18.587cm" draw:start-shape="id62" draw:start-glue-point="10" svg:d="M8894 18600c1206 0 653-13 1106-13" svg:viewBox="0 0 1107 14">
          <text:p/>
        </draw:connector>
        <draw:connector draw:style-name="gr5" draw:text-style-name="P1" draw:layer="layout" draw:type="curve" svg:x1="1.037cm" svg:y1="20.389cm" svg:x2="1.867cm" svg:y2="20.4cm" draw:end-shape="id55" draw:end-glue-point="6" svg:d="M1037 20389c247 0-167 11 830 11" svg:viewBox="0 0 831 12">
          <text:p/>
        </draw:connector>
        <draw:connector draw:style-name="gr6" draw:text-style-name="P1" draw:layer="layout" draw:type="curve" svg:x1="7.094cm" svg:y1="20.6cm" svg:x2="7.006cm" svg:y2="22.288cm" draw:start-shape="id60" draw:start-glue-point="10" draw:end-shape="id61" draw:end-glue-point="11" svg:d="M7094 20600c751 0 795 1688-88 1688" svg:viewBox="0 0 658 1689">
          <text:p/>
        </draw:connector>
        <draw:custom-shape draw:style-name="gr3" draw:text-style-name="P3" xml:id="id64" draw:id="id64" draw:layer="layout" svg:width="0.6cm" svg:height="0.6cm" svg:x="11.53cm" svg:y="20.2cm">
          <text:p text:style-name="P3"><text:span text:style-name="T1">0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xml:id="id65" draw:id="id65" draw:layer="layout" svg:width="0.6cm" svg:height="0.6cm" svg:x="13.63cm" svg:y="18.4cm">
          <text:p text:style-name="P3"><text:span text:style-name="T1">1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xml:id="id66" draw:id="id66" draw:layer="layout" svg:width="0.6cm" svg:height="0.6cm" svg:x="13.63cm" svg:y="20.4cm">
          <text:p text:style-name="P3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7" draw:id="id67" draw:layer="layout" svg:width="0.6cm" svg:height="0.6cm" svg:x="13.63cm" svg:y="22.3cm">
          <text:p text:style-name="P3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12.13cm" svg:y1="20.5cm" svg:x2="13.63cm" svg:y2="18.7cm" draw:start-shape="id64" draw:start-glue-point="10" draw:end-shape="id65" draw:end-glue-point="6" svg:d="M12130 20500c1125 0 375-1800 1500-1800" svg:viewBox="0 0 1501 1801">
          <text:p/>
        </draw:connector>
        <draw:connector draw:style-name="gr4" draw:text-style-name="P2" draw:layer="layout" draw:type="curve" svg:x1="12.13cm" svg:y1="20.5cm" svg:x2="13.63cm" svg:y2="20.7cm" draw:start-shape="id64" draw:start-glue-point="10" draw:end-shape="id66" draw:end-glue-point="6" svg:d="M12130 20500c1125 0 375 200 1500 200" svg:viewBox="0 0 1501 201">
          <text:p/>
        </draw:connector>
        <draw:connector draw:style-name="gr4" draw:text-style-name="P2" draw:layer="layout" draw:type="curve" svg:x1="12.13cm" svg:y1="20.5cm" svg:x2="13.63cm" svg:y2="22.6cm" draw:start-shape="id64" draw:start-glue-point="10" draw:end-shape="id67" draw:end-glue-point="6" svg:d="M12130 20500c1125 0 375 2100 1500 2100" svg:viewBox="0 0 1501 2101">
          <text:p/>
        </draw:connector>
        <draw:custom-shape draw:style-name="gr3" draw:text-style-name="P3" xml:id="id68" draw:id="id68" draw:layer="layout" svg:width="0.6cm" svg:height="0.6cm" svg:x="16.157cm" svg:y="18.4cm">
          <text:p text:style-name="P3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14.23cm" svg:y1="18.7cm" svg:x2="16.157cm" svg:y2="18.7cm" draw:start-shape="id65" draw:start-glue-point="10" draw:end-shape="id68" draw:end-glue-point="6" svg:d="M14230 18700h1927" svg:viewBox="0 0 1928 1">
          <text:p/>
        </draw:connector>
        <draw:connector draw:style-name="gr4" draw:text-style-name="P2" draw:layer="layout" draw:type="curve" svg:x1="14.23cm" svg:y1="20.7cm" svg:x2="16.245cm" svg:y2="18.912cm" draw:start-shape="id66" draw:start-glue-point="10" draw:end-shape="id68" draw:end-glue-point="7" svg:d="M14230 20700c1446 0 439-1788 2015-1788" svg:viewBox="0 0 2016 1789">
          <text:p/>
        </draw:connector>
        <draw:connector draw:style-name="gr5" draw:text-style-name="P1" draw:layer="layout" draw:type="curve" svg:x1="16.245cm" svg:y1="18.912cm" svg:x2="14.142cm" svg:y2="22.388cm" draw:start-shape="id68" draw:start-glue-point="7" draw:end-shape="id67" draw:end-glue-point="11" svg:d="M16245 18912c0 2607-2103 869-2103 3476" svg:viewBox="0 0 2104 3477">
          <text:p/>
        </draw:connector>
        <draw:custom-shape draw:style-name="gr1" draw:text-style-name="P1" xml:id="id69" draw:id="id69" draw:layer="layout" svg:width="0.6cm" svg:height="0.6cm" svg:x="16.157cm" svg:y="20.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4.23cm" svg:y1="18.7cm" svg:x2="16.245cm" svg:y2="20.488cm" draw:start-shape="id65" draw:start-glue-point="10" draw:end-shape="id69" draw:end-glue-point="5" svg:d="M14230 18700c1446 0 439 1788 2015 1788" svg:viewBox="0 0 2016 1789">
          <text:p/>
        </draw:connector>
        <draw:connector draw:style-name="gr5" draw:text-style-name="P1" draw:layer="layout" draw:type="curve" svg:x1="14.23cm" svg:y1="20.7cm" svg:x2="16.157cm" svg:y2="20.7cm" draw:start-shape="id66" draw:start-glue-point="10" draw:end-shape="id69" draw:end-glue-point="6" svg:d="M14230 20700h1927" svg:viewBox="0 0 1928 1">
          <text:p/>
        </draw:connector>
        <draw:connector draw:style-name="gr5" draw:text-style-name="P1" draw:layer="layout" draw:type="curve" svg:x1="14.23cm" svg:y1="22.6cm" svg:x2="16.245cm" svg:y2="20.912cm" draw:start-shape="id67" draw:start-glue-point="10" draw:end-shape="id69" draw:end-glue-point="7" svg:d="M14230 22600c1446 0 439-1688 2015-1688" svg:viewBox="0 0 2016 1689">
          <text:p/>
        </draw:connector>
        <draw:custom-shape draw:style-name="gr3" draw:text-style-name="P3" xml:id="id70" draw:id="id70" draw:layer="layout" svg:width="0.6cm" svg:height="0.6cm" svg:x="16.157cm" svg:y="22.3cm">
          <text:p text:style-name="P3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4.23cm" svg:y1="18.7cm" svg:x2="16.245cm" svg:y2="22.388cm" draw:start-shape="id65" draw:start-glue-point="10" draw:end-shape="id70" draw:end-glue-point="5" svg:d="M14230 18700c1446 0 439 3688 2015 3688" svg:viewBox="0 0 2016 3689">
          <text:p/>
        </draw:connector>
        <draw:connector draw:style-name="gr5" draw:text-style-name="P1" draw:layer="layout" draw:type="curve" svg:x1="14.23cm" svg:y1="22.6cm" svg:x2="16.157cm" svg:y2="22.6cm" draw:start-shape="id67" draw:start-glue-point="10" draw:end-shape="id70" draw:end-glue-point="6" svg:d="M14230 22600h1927" svg:viewBox="0 0 1928 1">
          <text:p/>
        </draw:connector>
        <draw:custom-shape draw:style-name="gr1" draw:text-style-name="P1" xml:id="id71" draw:id="id71" draw:layer="layout" svg:width="0.6cm" svg:height="0.6cm" svg:x="17.957cm" svg:y="18.4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2" draw:id="id72" draw:layer="layout" svg:width="0.6cm" svg:height="0.6cm" svg:x="17.957cm" svg:y="20.4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6.757cm" svg:y1="18.7cm" svg:x2="17.957cm" svg:y2="18.7cm" draw:start-shape="id68" draw:start-glue-point="10" draw:end-shape="id71" draw:end-glue-point="6" svg:d="M16757 18700h1200" svg:viewBox="0 0 1201 1">
          <text:p/>
        </draw:connector>
        <draw:connector draw:style-name="gr5" draw:text-style-name="P1" draw:layer="layout" draw:type="curve" svg:x1="16.757cm" svg:y1="20.7cm" svg:x2="18.045cm" svg:y2="18.912cm" draw:start-shape="id69" draw:start-glue-point="10" draw:end-shape="id71" draw:end-glue-point="7" svg:d="M16757 20700c900 0 256-1788 1288-1788" svg:viewBox="0 0 1289 1789">
          <text:p/>
        </draw:connector>
        <draw:connector draw:style-name="gr6" draw:text-style-name="P1" draw:layer="layout" draw:type="curve" svg:x1="16.757cm" svg:y1="20.7cm" svg:x2="17.957cm" svg:y2="20.7cm" draw:start-shape="id69" draw:start-glue-point="10" draw:end-shape="id72" draw:end-glue-point="6" svg:d="M16757 20700h1200" svg:viewBox="0 0 1201 1">
          <text:p/>
        </draw:connector>
        <draw:connector draw:style-name="gr11" draw:text-style-name="P1" draw:layer="layout" draw:type="curve" svg:x1="18.557cm" svg:y1="20.7cm" svg:x2="18.469cm" svg:y2="18.912cm" draw:start-shape="id72" draw:start-glue-point="10" draw:end-shape="id71" draw:end-glue-point="9" svg:d="M18557 20700c751 0 795-1788-88-1788" svg:viewBox="0 0 658 1789">
          <text:p/>
        </draw:connector>
        <draw:connector draw:style-name="gr5" draw:text-style-name="P1" draw:layer="layout" draw:type="curve" svg:x1="16.757cm" svg:y1="22.6cm" svg:x2="18.469cm" svg:y2="18.488cm" draw:start-shape="id70" draw:start-glue-point="10" draw:end-shape="id71" draw:end-glue-point="11" svg:d="M16757 22600c3451 0 2595-4112 1712-4112" svg:viewBox="0 0 2499 4113">
          <text:p/>
        </draw:connector>
        <draw:connector draw:style-name="gr5" draw:text-style-name="P1" draw:layer="layout" draw:type="curve" svg:x1="18.557cm" svg:y1="18.7cm" svg:x2="19.663cm" svg:y2="18.687cm" draw:start-shape="id71" draw:start-glue-point="10" svg:d="M18557 18700c1206 0 653-13 1106-13" svg:viewBox="0 0 1107 14">
          <text:p/>
        </draw:connector>
        <draw:connector draw:style-name="gr5" draw:text-style-name="P1" draw:layer="layout" draw:type="curve" svg:x1="10.7cm" svg:y1="20.489cm" svg:x2="11.53cm" svg:y2="20.5cm" draw:end-shape="id64" draw:end-glue-point="6" svg:d="M10700 20489c247 0-167 11 830 11" svg:viewBox="0 0 831 12">
          <text:p/>
        </draw:connector>
        <draw:connector draw:style-name="gr5" draw:text-style-name="P1" draw:layer="layout" draw:type="curve" svg:x1="16.757cm" svg:y1="20.7cm" svg:x2="16.669cm" svg:y2="22.388cm" draw:start-shape="id69" draw:start-glue-point="10" draw:end-shape="id70" draw:end-glue-point="11" svg:d="M16757 20700c751 0 795 1688-88 1688" svg:viewBox="0 0 658 1689">
          <text:p/>
        </draw:connector>
        <draw:custom-shape draw:style-name="gr3" draw:text-style-name="P3" xml:id="id73" draw:id="id73" draw:layer="layout" svg:width="0.6cm" svg:height="0.6cm" svg:x="1.767cm" svg:y="25.8cm">
          <text:p text:style-name="P3"><text:span text:style-name="T1">0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xml:id="id74" draw:id="id74" draw:layer="layout" svg:width="0.6cm" svg:height="0.6cm" svg:x="3.867cm" svg:y="24cm">
          <text:p text:style-name="P3"><text:span text:style-name="T1">1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xml:id="id75" draw:id="id75" draw:layer="layout" svg:width="0.6cm" svg:height="0.6cm" svg:x="3.867cm" svg:y="26cm">
          <text:p text:style-name="P3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6" draw:id="id76" draw:layer="layout" svg:width="0.6cm" svg:height="0.6cm" svg:x="3.867cm" svg:y="27.9cm">
          <text:p text:style-name="P3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2.367cm" svg:y1="26.1cm" svg:x2="3.867cm" svg:y2="24.3cm" draw:start-shape="id73" draw:start-glue-point="10" draw:end-shape="id74" draw:end-glue-point="6" svg:d="M2367 26100c1125 0 375-1800 1500-1800" svg:viewBox="0 0 1501 1801">
          <text:p/>
        </draw:connector>
        <draw:connector draw:style-name="gr4" draw:text-style-name="P2" draw:layer="layout" draw:type="curve" svg:x1="2.367cm" svg:y1="26.1cm" svg:x2="3.867cm" svg:y2="26.3cm" draw:start-shape="id73" draw:start-glue-point="10" draw:end-shape="id75" draw:end-glue-point="6" svg:d="M2367 26100c1125 0 375 200 1500 200" svg:viewBox="0 0 1501 201">
          <text:p/>
        </draw:connector>
        <draw:connector draw:style-name="gr4" draw:text-style-name="P2" draw:layer="layout" draw:type="curve" svg:x1="2.367cm" svg:y1="26.1cm" svg:x2="3.867cm" svg:y2="28.2cm" draw:start-shape="id73" draw:start-glue-point="10" draw:end-shape="id76" draw:end-glue-point="6" svg:d="M2367 26100c1125 0 375 2100 1500 2100" svg:viewBox="0 0 1501 2101">
          <text:p/>
        </draw:connector>
        <draw:custom-shape draw:style-name="gr1" draw:text-style-name="P1" xml:id="id77" draw:id="id77" draw:layer="layout" svg:width="0.6cm" svg:height="0.6cm" svg:x="6.394cm" svg:y="2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4.467cm" svg:y1="24.3cm" svg:x2="6.394cm" svg:y2="24.3cm" draw:start-shape="id74" draw:start-glue-point="10" draw:end-shape="id77" draw:end-glue-point="6" svg:d="M4467 24300h1927" svg:viewBox="0 0 1928 1">
          <text:p/>
        </draw:connector>
        <draw:connector draw:style-name="gr4" draw:text-style-name="P2" draw:layer="layout" draw:type="curve" svg:x1="4.467cm" svg:y1="26.3cm" svg:x2="6.482cm" svg:y2="24.512cm" draw:start-shape="id75" draw:start-glue-point="10" draw:end-shape="id77" draw:end-glue-point="7" svg:d="M4467 26300c1446 0 439-1788 2015-1788" svg:viewBox="0 0 2016 1789">
          <text:p/>
        </draw:connector>
        <draw:connector draw:style-name="gr5" draw:text-style-name="P1" draw:layer="layout" draw:type="curve" svg:x1="6.482cm" svg:y1="24.512cm" svg:x2="4.379cm" svg:y2="27.988cm" draw:start-shape="id77" draw:start-glue-point="7" draw:end-shape="id76" draw:end-glue-point="11" svg:d="M6482 24512c0 2607-2103 869-2103 3476" svg:viewBox="0 0 2104 3477">
          <text:p/>
        </draw:connector>
        <draw:custom-shape draw:style-name="gr1" draw:text-style-name="P1" xml:id="id78" draw:id="id78" draw:layer="layout" svg:width="0.6cm" svg:height="0.6cm" svg:x="6.394cm" svg:y="26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4.467cm" svg:y1="24.3cm" svg:x2="6.482cm" svg:y2="26.088cm" draw:start-shape="id74" draw:start-glue-point="10" draw:end-shape="id78" draw:end-glue-point="5" svg:d="M4467 24300c1446 0 439 1788 2015 1788" svg:viewBox="0 0 2016 1789">
          <text:p/>
        </draw:connector>
        <draw:connector draw:style-name="gr5" draw:text-style-name="P1" draw:layer="layout" draw:type="curve" svg:x1="4.467cm" svg:y1="26.3cm" svg:x2="6.394cm" svg:y2="26.3cm" draw:start-shape="id75" draw:start-glue-point="10" draw:end-shape="id78" draw:end-glue-point="6" svg:d="M4467 26300h1927" svg:viewBox="0 0 1928 1">
          <text:p/>
        </draw:connector>
        <draw:connector draw:style-name="gr5" draw:text-style-name="P1" draw:layer="layout" draw:type="curve" svg:x1="4.467cm" svg:y1="28.2cm" svg:x2="6.482cm" svg:y2="26.512cm" draw:start-shape="id76" draw:start-glue-point="10" draw:end-shape="id78" draw:end-glue-point="7" svg:d="M4467 28200c1446 0 439-1688 2015-1688" svg:viewBox="0 0 2016 1689">
          <text:p/>
        </draw:connector>
        <draw:custom-shape draw:style-name="gr1" draw:text-style-name="P1" xml:id="id79" draw:id="id79" draw:layer="layout" svg:width="0.6cm" svg:height="0.6cm" svg:x="6.394cm" svg:y="27.9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4.467cm" svg:y1="24.3cm" svg:x2="6.482cm" svg:y2="27.988cm" draw:start-shape="id74" draw:start-glue-point="10" draw:end-shape="id79" draw:end-glue-point="5" svg:d="M4467 24300c1446 0 439 3688 2015 3688" svg:viewBox="0 0 2016 3689">
          <text:p/>
        </draw:connector>
        <draw:connector draw:style-name="gr5" draw:text-style-name="P1" draw:layer="layout" draw:type="curve" svg:x1="4.467cm" svg:y1="28.2cm" svg:x2="6.394cm" svg:y2="28.2cm" draw:start-shape="id76" draw:start-glue-point="10" draw:end-shape="id79" draw:end-glue-point="6" svg:d="M4467 28200h1927" svg:viewBox="0 0 1928 1">
          <text:p/>
        </draw:connector>
        <draw:custom-shape draw:style-name="gr1" draw:text-style-name="P1" xml:id="id80" draw:id="id80" draw:layer="layout" svg:width="0.6cm" svg:height="0.6cm" svg:x="8.194cm" svg:y="24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1" draw:id="id81" draw:layer="layout" svg:width="0.6cm" svg:height="0.6cm" svg:x="8.194cm" svg:y="26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6.994cm" svg:y1="24.3cm" svg:x2="8.194cm" svg:y2="24.3cm" draw:start-shape="id77" draw:start-glue-point="10" draw:end-shape="id80" draw:end-glue-point="6" svg:d="M6994 24300h1200" svg:viewBox="0 0 1201 1">
          <text:p/>
        </draw:connector>
        <draw:connector draw:style-name="gr6" draw:text-style-name="P1" draw:layer="layout" draw:type="curve" svg:x1="6.994cm" svg:y1="26.3cm" svg:x2="8.282cm" svg:y2="24.512cm" draw:start-shape="id78" draw:start-glue-point="10" draw:end-shape="id80" draw:end-glue-point="7" svg:d="M6994 26300c900 0 256-1788 1288-1788" svg:viewBox="0 0 1289 1789">
          <text:p/>
        </draw:connector>
        <draw:connector draw:style-name="gr5" draw:text-style-name="P1" draw:layer="layout" draw:type="curve" svg:x1="6.994cm" svg:y1="26.3cm" svg:x2="8.194cm" svg:y2="26.3cm" draw:start-shape="id78" draw:start-glue-point="10" draw:end-shape="id81" draw:end-glue-point="6" svg:d="M6994 26300h1200" svg:viewBox="0 0 1201 1">
          <text:p/>
        </draw:connector>
        <draw:connector draw:style-name="gr11" draw:text-style-name="P1" draw:layer="layout" draw:type="curve" svg:x1="8.794cm" svg:y1="26.3cm" svg:x2="8.706cm" svg:y2="24.512cm" draw:start-shape="id81" draw:start-glue-point="10" draw:end-shape="id80" draw:end-glue-point="9" svg:d="M8794 26300c751 0 795-1788-88-1788" svg:viewBox="0 0 658 1789">
          <text:p/>
        </draw:connector>
        <draw:connector draw:style-name="gr11" draw:text-style-name="P1" draw:layer="layout" draw:type="curve" svg:x1="6.994cm" svg:y1="28.2cm" svg:x2="8.706cm" svg:y2="24.088cm" draw:start-shape="id79" draw:start-glue-point="10" draw:end-shape="id80" draw:end-glue-point="11" svg:d="M6994 28200c3451 0 2595-4112 1712-4112" svg:viewBox="0 0 2499 4113">
          <text:p/>
        </draw:connector>
        <draw:connector draw:style-name="gr11" draw:text-style-name="P1" draw:layer="layout" draw:type="curve" svg:x1="8.794cm" svg:y1="24.3cm" svg:x2="9.9cm" svg:y2="24.287cm" draw:start-shape="id80" draw:start-glue-point="10" svg:d="M8794 24300c1206 0 653-13 1106-13" svg:viewBox="0 0 1107 14">
          <text:p/>
        </draw:connector>
        <draw:connector draw:style-name="gr5" draw:text-style-name="P1" draw:layer="layout" draw:type="curve" svg:x1="0.937cm" svg:y1="26.089cm" svg:x2="1.767cm" svg:y2="26.1cm" draw:end-shape="id73" draw:end-glue-point="6" svg:d="M937 26089c247 0-167 11 830 11" svg:viewBox="0 0 831 12">
          <text:p/>
        </draw:connector>
        <draw:connector draw:style-name="gr5" draw:text-style-name="P1" draw:layer="layout" draw:type="curve" svg:x1="6.994cm" svg:y1="26.3cm" svg:x2="6.906cm" svg:y2="27.988cm" draw:start-shape="id78" draw:start-glue-point="10" draw:end-shape="id79" draw:end-glue-point="11" svg:d="M6994 26300c751 0 795 1688-88 1688" svg:viewBox="0 0 658 1689">
          <text:p/>
        </draw:connector>
        <draw:frame draw:style-name="gr10" draw:text-style-name="P6" draw:layer="layout" svg:width="0.697cm" svg:height="0.645cm" svg:x="2.719cm" svg:y="2.355cm">
          <draw:text-box>
            <text:p><text:span text:style-name="T4">3</text:span></text:p>
          </draw:text-box>
        </draw:frame>
        <draw:frame draw:style-name="gr10" draw:text-style-name="P6" draw:layer="layout" svg:width="0.697cm" svg:height="0.645cm" svg:x="5.403cm" svg:y="9.1cm">
          <draw:text-box>
            <text:p><text:span text:style-name="T4">4</text:span></text:p>
          </draw:text-box>
        </draw:frame>
        <draw:frame draw:style-name="gr10" draw:text-style-name="P6" draw:layer="layout" svg:width="0.989cm" svg:height="0.645cm" svg:x="2.903cm" svg:y="8.555cm">
          <draw:text-box>
            <text:p><text:span text:style-name="T4">5/3</text:span></text:p>
          </draw:text-box>
        </draw:frame>
        <draw:frame draw:style-name="gr10" draw:text-style-name="P6" draw:layer="layout" svg:width="0.697cm" svg:height="0.645cm" svg:x="7.2cm" svg:y="12.255cm">
          <draw:text-box>
            <text:p><text:span text:style-name="T4">4</text:span></text:p>
          </draw:text-box>
        </draw:frame>
        <draw:frame draw:style-name="gr10" draw:text-style-name="P6" draw:layer="layout" svg:width="0.697cm" svg:height="0.645cm" svg:x="4.403cm" svg:y="15.355cm">
          <draw:text-box>
            <text:p><text:span text:style-name="T4">2</text:span></text:p>
          </draw:text-box>
        </draw:frame>
        <draw:frame draw:style-name="gr10" draw:text-style-name="P6" draw:layer="layout" svg:width="0.697cm" svg:height="0.645cm" svg:x="14.603cm" svg:y="10.055cm">
          <draw:text-box>
            <text:p><text:span text:style-name="T4">2</text:span></text:p>
          </draw:text-box>
        </draw:frame>
        <draw:frame draw:style-name="gr10" draw:text-style-name="P6" draw:layer="layout" svg:width="0.697cm" svg:height="0.645cm" svg:x="15cm" svg:y="10.6cm">
          <draw:text-box>
            <text:p><text:span text:style-name="T4">3</text:span></text:p>
          </draw:text-box>
        </draw:frame>
        <draw:frame draw:style-name="gr10" draw:text-style-name="P6" draw:layer="layout" svg:width="0.697cm" svg:height="0.645cm" svg:x="17.003cm" svg:y="15.6cm">
          <draw:text-box>
            <text:p><text:span text:style-name="T4">3</text:span></text:p>
          </draw:text-box>
        </draw:frame>
        <draw:frame draw:style-name="gr10" draw:text-style-name="P6" draw:layer="layout" svg:width="0.697cm" svg:height="0.645cm" svg:x="17.003cm" svg:y="14.5cm">
          <draw:text-box>
            <text:p><text:span text:style-name="T4">2</text:span></text:p>
          </draw:text-box>
        </draw:frame>
        <draw:frame draw:style-name="gr10" draw:text-style-name="P6" draw:layer="layout" svg:width="0.697cm" svg:height="0.645cm" svg:x="16.8cm" svg:y="13.7cm">
          <draw:text-box>
            <text:p><text:span text:style-name="T4">1</text:span></text:p>
          </draw:text-box>
        </draw:frame>
        <draw:frame draw:style-name="gr10" draw:text-style-name="P6" draw:layer="layout" svg:width="0.697cm" svg:height="0.645cm" svg:x="9.103cm" svg:y="21.355cm">
          <draw:text-box>
            <text:p><text:span text:style-name="T4">6</text:span></text:p>
          </draw:text-box>
        </draw:frame>
        <draw:frame draw:style-name="gr10" draw:text-style-name="P6" draw:layer="layout" svg:width="0.697cm" svg:height="0.645cm" svg:x="18.603cm" svg:y="19.755cm">
          <draw:text-box>
            <text:p><text:span text:style-name="T4">2</text:span></text:p>
          </draw:text-box>
        </draw:frame>
        <draw:frame draw:style-name="gr10" draw:text-style-name="P6" draw:layer="layout" svg:width="0.697cm" svg:height="0.645cm" svg:x="9.1cm" svg:y="23.755cm">
          <draw:text-box>
            <text:p><text:span text:style-name="T4">2</text:span></text:p>
          </draw:text-box>
        </draw:frame>
        <draw:frame draw:style-name="gr10" draw:text-style-name="P6" draw:layer="layout" svg:width="0.697cm" svg:height="0.645cm" svg:x="3.1cm" svg:y="3.2cm">
          <draw:text-box>
            <text:p><text:span text:style-name="T4">3</text:span></text:p>
          </draw:text-box>
        </draw:frame>
        <draw:frame draw:style-name="gr10" draw:text-style-name="P6" draw:layer="layout" svg:width="0.697cm" svg:height="0.645cm" svg:x="3.103cm" svg:y="4.6cm">
          <draw:text-box>
            <text:p><text:span text:style-name="T4">2</text:span></text:p>
          </draw:text-box>
        </draw:frame>
        <draw:frame draw:style-name="gr10" draw:text-style-name="P6" draw:layer="layout" svg:width="1.395cm" svg:height="0.645cm" svg:x="1.405cm" svg:y="2.6cm">
          <draw:text-box>
            <text:p><text:span text:style-name="T4">&lt;1,0&gt;</text:span></text:p>
          </draw:text-box>
        </draw:frame>
        <draw:frame draw:style-name="gr10" draw:text-style-name="P6" draw:layer="layout" svg:width="1.395cm" svg:height="0.645cm" svg:x="13.4cm" svg:y="0.9cm">
          <draw:text-box>
            <text:p><text:span text:style-name="T4">&lt;2,0&gt;</text:span></text:p>
          </draw:text-box>
        </draw:frame>
        <draw:frame draw:style-name="gr10" draw:text-style-name="P6" draw:layer="layout" svg:width="1.395cm" svg:height="0.645cm" svg:x="3.505cm" svg:y="8.2cm">
          <draw:text-box>
            <text:p><text:span text:style-name="T4">&lt;3,0&gt;</text:span></text:p>
          </draw:text-box>
        </draw:frame>
        <draw:frame draw:style-name="gr10" draw:text-style-name="P6" draw:layer="layout" svg:width="1.395cm" svg:height="0.645cm" svg:x="13.2cm" svg:y="11.355cm">
          <draw:text-box>
            <text:p><text:span text:style-name="T4">&lt;0,1&gt;</text:span></text:p>
          </draw:text-box>
        </draw:frame>
        <draw:frame draw:style-name="gr10" draw:text-style-name="P6" draw:layer="layout" svg:width="1.395cm" svg:height="0.645cm" svg:x="6.1cm" svg:y="11.855cm">
          <draw:text-box>
            <text:p><text:span text:style-name="T4">&lt;4,0&gt;</text:span></text:p>
          </draw:text-box>
        </draw:frame>
        <draw:frame draw:style-name="gr10" draw:text-style-name="P6" draw:layer="layout" svg:width="1.395cm" svg:height="0.645cm" svg:x="15.7cm" svg:y="14.055cm">
          <draw:text-box>
            <text:p><text:span text:style-name="T4">&lt;1,1&gt;</text:span></text:p>
          </draw:text-box>
        </draw:frame>
        <draw:frame draw:style-name="gr10" draw:text-style-name="P6" draw:layer="layout" svg:width="1.395cm" svg:height="0.645cm" svg:x="6.105cm" svg:y="22.655cm">
          <draw:text-box>
            <text:p><text:span text:style-name="T4">&lt;2,1&gt;</text:span></text:p>
          </draw:text-box>
        </draw:frame>
        <draw:frame draw:style-name="gr10" draw:text-style-name="P6" draw:layer="layout" svg:width="1.395cm" svg:height="0.645cm" svg:x="17.605cm" svg:y="20.955cm">
          <draw:text-box>
            <text:p><text:span text:style-name="T4">&lt;3,1&gt;</text:span></text:p>
          </draw:text-box>
        </draw:frame>
        <draw:frame draw:style-name="gr10" draw:text-style-name="P6" draw:layer="layout" svg:width="1.395cm" svg:height="0.645cm" svg:x="7.805cm" svg:y="23.4cm">
          <draw:text-box>
            <text:p><text:span text:style-name="T4">&lt;4,1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4T10:27:29.672524945</meta:creation-date>
    <dc:date>2016-04-12T13:51:07.232691065</dc:date>
    <meta:editing-duration>P8DT2H51M21S</meta:editing-duration>
    <meta:editing-cycles>5</meta:editing-cycles>
    <meta:generator>LibreOffice/4.2.8.2$Linux_X86_64 LibreOffice_project/420$Build-2</meta:generator>
    <meta:document-statistic meta:object-count="280"/>
  </office:meta>
</office:document-meta>
</file>